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0.5pt solid #000000" fo:border-right="none" fo:border-top="0.5pt solid #000000" fo:border-bottom="0.5pt solid #000000"/>
    </style:style>
    <style:style style:name="Tableau4.C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5pt solid #000000" fo:border-right="none" fo:border-top="0.5pt solid #000000" fo:border-bottom="0.5pt solid #000000"/>
    </style:style>
    <style:style style:name="Tableau5.C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8pt" fo:font-weight="bold" officeooo:rsid="001d75ee" officeooo:paragraph-rsid="001d75ee" style:font-size-asian="15.75pt" style:font-weight-asian="bold" style:font-size-complex="18pt" style:font-weight-complex="bold"/>
    </style:style>
    <style:style style:name="P2" style:family="paragraph" style:parent-style-name="Table_20_Contents">
      <style:paragraph-properties fo:text-align="center" style:justify-single-word="false"/>
      <style:text-properties fo:font-size="18pt" style:font-size-asian="15.75pt" style:font-size-complex="18pt"/>
    </style:style>
    <style:style style:name="P3" style:family="paragraph" style:parent-style-name="Table_20_Contents">
      <style:paragraph-properties fo:text-align="center" style:justify-single-word="false"/>
      <style:text-properties fo:font-size="18pt" officeooo:rsid="001e99c4" officeooo:paragraph-rsid="001e99c4" style:font-size-asian="15.75pt" style:font-size-complex="18pt"/>
    </style:style>
    <style:style style:name="P4" style:family="paragraph" style:parent-style-name="Standard">
      <style:paragraph-properties fo:text-align="center" style:justify-single-word="false"/>
      <style:text-properties fo:font-size="9pt" fo:font-weight="bold" officeooo:rsid="001d75ee" officeooo:paragraph-rsid="001d75ee" style:font-size-asian="9pt" style:font-weight-asian="bold" style:font-size-complex="9pt" style:font-weight-complex="bold"/>
    </style:style>
    <style:style style:name="P5" style:family="paragraph" style:parent-style-name="Standard">
      <style:paragraph-properties fo:text-align="center" style:justify-single-word="false"/>
      <style:text-properties fo:font-size="9pt" fo:font-weight="bold" officeooo:rsid="001d75ee" officeooo:paragraph-rsid="001eb014" style:font-size-asian="9pt" style:font-weight-asian="bold" style:font-size-complex="9pt" style:font-weight-complex="bold"/>
    </style:style>
    <style:style style:name="P6" style:family="paragraph" style:parent-style-name="Standard">
      <style:paragraph-properties fo:text-align="center" style:justify-single-word="false"/>
      <style:text-properties fo:font-size="9pt" fo:font-weight="bold" officeooo:rsid="00208667" officeooo:paragraph-rsid="00208667" style:font-size-asian="9pt" style:font-weight-asian="bold" style:font-size-complex="9pt" style:font-weight-complex="bold"/>
    </style:style>
    <style:style style:name="P7" style:family="paragraph" style:parent-style-name="Standard">
      <style:paragraph-properties fo:text-align="center" style:justify-single-word="false"/>
      <style:text-properties fo:font-size="9pt" fo:font-weight="normal" officeooo:rsid="001d75ee" officeooo:paragraph-rsid="001d75ee" style:font-size-asian="9pt" style:font-weight-asian="normal" style:font-size-complex="9pt" style:font-weight-complex="normal"/>
    </style:style>
    <style:style style:name="P8" style:family="paragraph" style:parent-style-name="Standard">
      <style:paragraph-properties fo:text-align="center" style:justify-single-word="false"/>
      <style:text-properties fo:font-size="9pt" fo:font-weight="normal" officeooo:rsid="001d75ee" officeooo:paragraph-rsid="001eb014" style:font-size-asian="9pt" style:font-weight-asian="normal" style:font-size-complex="9pt" style:font-weight-complex="normal"/>
    </style:style>
    <style:style style:name="P9" style:family="paragraph" style:parent-style-name="Standard">
      <style:paragraph-properties fo:text-align="center" style:justify-single-word="false"/>
      <style:text-properties fo:font-size="9pt" fo:font-weight="normal" officeooo:rsid="00208667" officeooo:paragraph-rsid="00208667" style:font-size-asian="9pt" style:font-weight-asian="normal" style:font-size-complex="9pt" style:font-weight-complex="normal"/>
    </style:style>
    <style:style style:name="P10" style:family="paragraph" style:parent-style-name="Standard">
      <style:paragraph-properties fo:text-align="center" style:justify-single-word="false"/>
      <style:text-properties fo:font-size="12pt" fo:font-weight="bold" officeooo:rsid="001d75ee" officeooo:paragraph-rsid="001d75ee"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fo:font-size="12pt" fo:font-weight="bold" officeooo:rsid="004e0d29" officeooo:paragraph-rsid="004e0d29" style:font-size-asian="10.5pt" style:font-weight-asian="bold" style:font-size-complex="12pt" style:font-weight-complex="bold"/>
    </style:style>
    <style:style style:name="P12" style:family="paragraph" style:parent-style-name="Table_20_Contents">
      <style:paragraph-properties fo:text-align="center" style:justify-single-word="false"/>
      <style:text-properties fo:font-size="12pt" fo:font-weight="bold" officeooo:rsid="00574ddc" officeooo:paragraph-rsid="00574ddc"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fo:font-size="12pt" fo:font-weight="bold" officeooo:rsid="00cb595e" officeooo:paragraph-rsid="00cb595e" style:font-size-asian="10.5pt" style:font-weight-asian="bold" style:font-size-complex="12pt" style:font-weight-complex="bold"/>
    </style:style>
    <style:style style:name="P14" style:family="paragraph" style:parent-style-name="Table_20_Contents">
      <style:paragraph-properties fo:text-align="end" style:justify-single-word="false"/>
      <style:text-properties fo:font-size="12pt" fo:font-weight="bold" officeooo:rsid="00cb595e" officeooo:paragraph-rsid="00cb595e"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normal" officeooo:rsid="0023ae9e" officeooo:paragraph-rsid="0023ae9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56ddb" officeooo:paragraph-rsid="00256dd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ab523" officeooo:paragraph-rsid="002ab523" style:font-size-asian="10.5pt" style:font-weight-asian="normal" style:font-size-complex="12pt"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officeooo:paragraph-rsid="002ab523" style:font-size-asian="12pt" style:font-size-complex="12pt"/>
    </style:style>
    <style:style style:name="P19"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fo:font-size="12pt" fo:font-style="normal" fo:font-weight="normal" officeooo:rsid="002f69cd" officeooo:paragraph-rsid="002f69cd"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33c90c" officeooo:paragraph-rsid="00347740"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397846" officeooo:paragraph-rsid="00397846"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3ae2d7" officeooo:paragraph-rsid="003ae2d7"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4e0d29" officeooo:paragraph-rsid="004d7719"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4eb82b" officeooo:paragraph-rsid="004eb82b"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5e9c5e" officeooo:paragraph-rsid="005e9c5e"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605ab0" officeooo:paragraph-rsid="00605ab0"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646339" officeooo:paragraph-rsid="00646339"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6d155b" officeooo:paragraph-rsid="006d155b"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79f846" officeooo:paragraph-rsid="0079f846"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7f1bf8" officeooo:paragraph-rsid="007f1bf8"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7f413f" officeooo:paragraph-rsid="007f413f"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7fa356" officeooo:paragraph-rsid="007fa356"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80fa1b" officeooo:paragraph-rsid="0080fa1b"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82fdd5" officeooo:paragraph-rsid="0082fdd5"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85d367" officeooo:paragraph-rsid="0085d367"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90995f" officeooo:paragraph-rsid="0090995f"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9502c1" officeooo:paragraph-rsid="009502c1"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98ef67" officeooo:paragraph-rsid="0098ef67"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9a969f" officeooo:paragraph-rsid="009a969f"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a5f9e6" officeooo:paragraph-rsid="00a5f9e6"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a669e9" officeooo:paragraph-rsid="00a669e9"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a8ac6d" officeooo:paragraph-rsid="00a8ac6d"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aa09a6" officeooo:paragraph-rsid="00aa09a6"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ac0077" officeooo:paragraph-rsid="00ac0077"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adca42" officeooo:paragraph-rsid="00adca42"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b03207" officeooo:paragraph-rsid="00b03207"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b26ee6" officeooo:paragraph-rsid="00b26ee6"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bbfe11" officeooo:paragraph-rsid="00bbfe11"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bf6caa" officeooo:paragraph-rsid="00bf6caa"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bf6caa" officeooo:paragraph-rsid="00c24414"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bold" officeooo:rsid="004e0d29" officeooo:paragraph-rsid="004d7719" style:font-size-asian="10.5pt" style:font-style-asian="normal" style:font-weight-asian="bold" style:font-size-complex="12pt" style:font-style-complex="normal" style:font-weight-complex="bold"/>
    </style:style>
    <style:style style:name="P5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bold" officeooo:rsid="0098ef67" officeooo:paragraph-rsid="00976ec5" style:font-size-asian="10.5pt" style:font-style-asian="normal" style:font-weight-asian="bold" style:font-size-complex="12pt" style:font-style-complex="normal" style:font-weight-complex="bold"/>
    </style:style>
    <style:style style:name="P5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bold" officeooo:rsid="00c9b68b" officeooo:paragraph-rsid="00c9b68b" style:font-size-asian="10.5pt" style:font-style-asian="normal" style:font-weight-asian="bold" style:font-size-complex="12pt" style:font-style-complex="normal" style:font-weight-complex="bold"/>
    </style:style>
    <style:style style:name="P54" style:family="paragraph" style:parent-style-name="Table_20_Contents">
      <style:paragraph-properties fo:text-align="start" style:justify-single-word="false"/>
      <style:text-properties fo:font-size="12pt" style:font-size-asian="10.5pt" style:font-size-complex="12pt"/>
    </style:style>
    <style:style style:name="P55" style:family="paragraph" style:parent-style-name="Table_20_Contents">
      <style:paragraph-properties fo:text-align="start" style:justify-single-word="false"/>
      <style:text-properties fo:font-size="12pt" officeooo:rsid="004e0d29" officeooo:paragraph-rsid="004e0d29" style:font-size-asian="10.5pt" style:font-size-complex="12pt"/>
    </style:style>
    <style:style style:name="P56" style:family="paragraph" style:parent-style-name="Table_20_Contents">
      <style:paragraph-properties fo:text-align="start" style:justify-single-word="false"/>
      <style:text-properties fo:font-size="12pt" officeooo:rsid="00574ddc" officeooo:paragraph-rsid="00574ddc" style:font-size-asian="10.5pt" style:font-size-complex="12pt"/>
    </style:style>
    <style:style style:name="P57" style:family="paragraph" style:parent-style-name="Table_20_Contents">
      <style:paragraph-properties fo:text-align="start" style:justify-single-word="false"/>
      <style:text-properties fo:font-size="12pt" officeooo:rsid="00589b43" officeooo:paragraph-rsid="00589b43" style:font-size-asian="10.5pt" style:font-size-complex="12pt"/>
    </style:style>
    <style:style style:name="P58" style:family="paragraph" style:parent-style-name="Table_20_Contents">
      <style:paragraph-properties fo:text-align="start" style:justify-single-word="false"/>
      <style:text-properties fo:font-size="12pt" officeooo:rsid="0059106b" officeooo:paragraph-rsid="0059106b" style:font-size-asian="10.5pt" style:font-size-complex="12pt"/>
    </style:style>
    <style:style style:name="P59" style:family="paragraph" style:parent-style-name="Table_20_Contents">
      <style:paragraph-properties fo:text-align="start" style:justify-single-word="false"/>
      <style:text-properties fo:font-size="12pt" officeooo:rsid="00cb595e" officeooo:paragraph-rsid="00cb595e" style:font-size-asian="10.5pt" style:font-size-complex="12pt"/>
    </style:style>
    <style:style style:name="P60" style:family="paragraph" style:parent-style-name="Table_20_Contents">
      <style:paragraph-properties fo:text-align="start" style:justify-single-word="false"/>
      <style:text-properties fo:font-size="12pt" officeooo:rsid="00cba664" officeooo:paragraph-rsid="00cba664" style:font-size-asian="10.5pt" style:font-size-complex="12pt"/>
    </style:style>
    <style:style style:name="P61" style:family="paragraph" style:parent-style-name="Table_20_Contents">
      <style:paragraph-properties fo:text-align="start" style:justify-single-word="false"/>
      <style:text-properties fo:font-size="12pt" officeooo:rsid="00cc9029" officeooo:paragraph-rsid="00cc9029" style:font-size-asian="10.5pt" style:font-size-complex="12pt"/>
    </style:style>
    <style:style style:name="P62" style:family="paragraph" style:parent-style-name="Table_20_Contents">
      <style:paragraph-properties fo:text-align="start" style:justify-single-word="false"/>
      <style:text-properties fo:font-size="12pt" officeooo:rsid="00ce0b4b" officeooo:paragraph-rsid="00ce0b4b" style:font-size-asian="10.5pt" style:font-size-complex="12pt"/>
    </style:style>
    <style:style style:name="P63" style:family="paragraph" style:parent-style-name="Table_20_Contents">
      <style:paragraph-properties fo:text-align="start" style:justify-single-word="false"/>
      <style:text-properties fo:font-size="12pt" officeooo:rsid="00ce25dd" officeooo:paragraph-rsid="00ce25dd" style:font-size-asian="10.5pt" style:font-size-complex="12pt"/>
    </style:style>
    <style:style style:name="P64" style:family="paragraph" style:parent-style-name="Table_20_Contents">
      <style:paragraph-properties fo:text-align="start" style:justify-single-word="false"/>
      <style:text-properties fo:font-size="12pt" officeooo:rsid="00d00272" officeooo:paragraph-rsid="00d00272" style:font-size-asian="10.5pt" style:font-size-complex="12pt"/>
    </style:style>
    <style:style style:name="P65" style:family="paragraph" style:parent-style-name="Table_20_Contents">
      <style:paragraph-properties fo:text-align="start" style:justify-single-word="false"/>
      <style:text-properties fo:font-size="12pt" officeooo:rsid="00d0c1f4" officeooo:paragraph-rsid="00d0c1f4" style:font-size-asian="10.5pt" style:font-size-complex="12pt"/>
    </style:style>
    <style:style style:name="P66" style:family="paragraph" style:parent-style-name="Table_20_Contents">
      <style:paragraph-properties fo:text-align="start" style:justify-single-word="false"/>
      <style:text-properties fo:font-size="12pt" officeooo:rsid="00d0d5be" officeooo:paragraph-rsid="00d0d5be" style:font-size-asian="10.5pt" style:font-size-complex="12pt"/>
    </style:style>
    <style:style style:name="P67" style:family="paragraph" style:parent-style-name="Standard">
      <style:paragraph-properties fo:text-align="start" style:justify-single-word="false"/>
      <style:text-properties fo:font-size="15pt" fo:font-weight="bold" officeooo:rsid="0023ae9e" officeooo:paragraph-rsid="0023ae9e" style:font-size-asian="13.1000003814697pt" style:font-weight-asian="bold" style:font-size-complex="15pt" style:font-weight-complex="bold"/>
    </style:style>
    <style:style style:name="P68" style:family="paragraph" style:parent-style-name="Standard">
      <style:paragraph-properties fo:text-align="start" style:justify-single-word="false"/>
      <style:text-properties fo:font-size="15pt" fo:font-weight="bold" officeooo:rsid="00256ddb" officeooo:paragraph-rsid="00256ddb" style:font-size-asian="13.1000003814697pt" style:font-weight-asian="bold" style:font-size-complex="15pt" style:font-weight-complex="bold"/>
    </style:style>
    <style:style style:name="P69"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fo:font-size="15pt" fo:font-style="normal" fo:font-weight="bold" officeooo:rsid="00327cf9" officeooo:paragraph-rsid="00327cf9" style:font-size-asian="13.1000003814697pt" style:font-style-asian="normal" style:font-weight-asian="bold" style:font-size-complex="15pt" style:font-style-complex="normal" style:font-weight-complex="bold"/>
    </style:style>
    <style:style style:name="P7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5pt" fo:font-style="normal" fo:font-weight="bold" officeooo:rsid="00788126" officeooo:paragraph-rsid="00788126" style:font-size-asian="13.1000003814697pt" style:font-style-asian="normal" style:font-weight-asian="bold" style:font-size-complex="15pt" style:font-style-complex="normal" style:font-weight-complex="bold"/>
    </style:style>
    <style:style style:name="P7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5pt" fo:font-style="normal" fo:font-weight="bold" officeooo:rsid="00b26ee6" officeooo:paragraph-rsid="00b26ee6" style:font-size-asian="13.1000003814697pt" style:font-style-asian="normal" style:font-weight-asian="bold" style:font-size-complex="15pt" style:font-style-complex="normal" style:font-weight-complex="bold"/>
    </style:style>
    <style:style style:name="P7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5pt" fo:font-style="normal" fo:font-weight="bold" officeooo:rsid="00bf6caa" officeooo:paragraph-rsid="00bf6caa" style:font-size-asian="13.1000003814697pt" style:font-style-asian="normal" style:font-weight-asian="bold" style:font-size-complex="15pt" style:font-style-complex="normal" style:font-weight-complex="bold"/>
    </style:style>
    <style:style style:name="P7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5pt" fo:font-style="normal" fo:font-weight="bold" officeooo:rsid="00c845b9" officeooo:paragraph-rsid="00c845b9" style:font-size-asian="13.1000003814697pt" style:font-style-asian="normal" style:font-weight-asian="bold" style:font-size-complex="15pt" style:font-style-complex="normal" style:font-weight-complex="bold"/>
    </style:style>
    <style:style style:name="P74" style:family="paragraph" style:parent-style-name="Standard">
      <style:paragraph-properties fo:text-align="start" style:justify-single-word="false"/>
      <style:text-properties fo:font-size="14pt" fo:font-weight="bold" officeooo:rsid="002ab523" officeooo:paragraph-rsid="002ab523" style:font-size-asian="12.25pt" style:font-weight-asian="bold" style:font-size-complex="14pt" style:font-weight-complex="bold"/>
    </style:style>
    <style:style style:name="P75" style:family="paragraph" style:parent-style-name="Table_20_Contents">
      <style:paragraph-properties fo:text-align="start" style:justify-single-word="false"/>
      <style:text-properties fo:font-size="14pt" fo:font-weight="bold" officeooo:rsid="0046a364" officeooo:paragraph-rsid="0046a364" style:font-size-asian="12.25pt" style:font-weight-asian="bold" style:font-size-complex="14pt" style:font-weight-complex="bold"/>
    </style:style>
    <style:style style:name="P7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normal" officeooo:rsid="0098ef67" officeooo:paragraph-rsid="0098ef67"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368b08" officeooo:paragraph-rsid="00368b08" style:font-size-asian="12.25pt" style:font-style-asian="normal" style:font-weight-asian="bold" style:font-size-complex="14pt" style:font-style-complex="normal" style:font-weight-complex="bold"/>
    </style:style>
    <style:style style:name="P7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3ecc1e" officeooo:paragraph-rsid="003ecc1e" style:font-size-asian="12.25pt" style:font-style-asian="normal" style:font-weight-asian="bold" style:font-size-complex="14pt" style:font-style-complex="normal" style:font-weight-complex="bold"/>
    </style:style>
    <style:style style:name="P7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4d7719" officeooo:paragraph-rsid="004d7719" style:font-size-asian="12.25pt" style:font-style-asian="normal" style:font-weight-asian="bold" style:font-size-complex="14pt" style:font-style-complex="normal" style:font-weight-complex="bold"/>
    </style:style>
    <style:style style:name="P8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6d155b" officeooo:paragraph-rsid="006d155b" style:font-size-asian="12.25pt" style:font-style-asian="normal" style:font-weight-asian="bold" style:font-size-complex="14pt" style:font-style-complex="normal" style:font-weight-complex="bold"/>
    </style:style>
    <style:style style:name="P8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788126" officeooo:paragraph-rsid="00788126" style:font-size-asian="12.25pt" style:font-style-asian="normal" style:font-weight-asian="bold" style:font-size-complex="14pt" style:font-style-complex="normal" style:font-weight-complex="bold"/>
    </style:style>
    <style:style style:name="P8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80fa1b" officeooo:paragraph-rsid="0080fa1b" style:font-size-asian="12.25pt" style:font-style-asian="normal" style:font-weight-asian="bold" style:font-size-complex="14pt" style:font-style-complex="normal" style:font-weight-complex="bold"/>
    </style:style>
    <style:style style:name="P8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8364a9" officeooo:paragraph-rsid="008364a9" style:font-size-asian="12.25pt" style:font-style-asian="normal" style:font-weight-asian="bold" style:font-size-complex="14pt" style:font-style-complex="normal" style:font-weight-complex="bold"/>
    </style:style>
    <style:style style:name="P8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904314" officeooo:paragraph-rsid="00904314" style:font-size-asian="12.25pt" style:font-style-asian="normal" style:font-weight-asian="bold" style:font-size-complex="14pt" style:font-style-complex="normal" style:font-weight-complex="bold"/>
    </style:style>
    <style:style style:name="P8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919c92" officeooo:paragraph-rsid="00919c92" style:font-size-asian="12.25pt" style:font-style-asian="normal" style:font-weight-asian="bold" style:font-size-complex="14pt" style:font-style-complex="normal" style:font-weight-complex="bold"/>
    </style:style>
    <style:style style:name="P8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96abe9" officeooo:paragraph-rsid="0096abe9" style:font-size-asian="12.25pt" style:font-style-asian="normal" style:font-weight-asian="bold" style:font-size-complex="14pt" style:font-style-complex="normal" style:font-weight-complex="bold"/>
    </style:style>
    <style:style style:name="P8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976ec5" officeooo:paragraph-rsid="00976ec5" style:font-size-asian="12.25pt" style:font-style-asian="normal" style:font-weight-asian="bold" style:font-size-complex="14pt" style:font-style-complex="normal" style:font-weight-complex="bold"/>
    </style:style>
    <style:style style:name="P8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9a969f" officeooo:paragraph-rsid="009a969f" style:font-size-asian="12.25pt" style:font-style-asian="normal" style:font-weight-asian="bold" style:font-size-complex="14pt" style:font-style-complex="normal" style:font-weight-complex="bold"/>
    </style:style>
    <style:style style:name="P8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a41043" officeooo:paragraph-rsid="00a41043" style:font-size-asian="12.25pt" style:font-style-asian="normal" style:font-weight-asian="bold" style:font-size-complex="14pt" style:font-style-complex="normal" style:font-weight-complex="bold"/>
    </style:style>
    <style:style style:name="P9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adc4f3" officeooo:paragraph-rsid="00adc4f3" style:font-size-asian="12.25pt" style:font-style-asian="normal" style:font-weight-asian="bold" style:font-size-complex="14pt" style:font-style-complex="normal" style:font-weight-complex="bold"/>
    </style:style>
    <style:style style:name="P9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b03207" officeooo:paragraph-rsid="00b03207" style:font-size-asian="12.25pt" style:font-style-asian="normal" style:font-weight-asian="bold" style:font-size-complex="14pt" style:font-style-complex="normal" style:font-weight-complex="bold"/>
    </style:style>
    <style:style style:name="P9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4pt" fo:font-style="normal" fo:font-weight="bold" officeooo:rsid="00c845b9" officeooo:paragraph-rsid="00c845b9" style:font-size-asian="12.25pt" style:font-style-asian="normal" style:font-weight-asian="bold" style:font-size-complex="14pt" style:font-style-complex="normal" style:font-weight-complex="bold"/>
    </style:style>
    <style:style style:name="P93" style:family="paragraph" style:parent-style-name="Table_20_Contents">
      <style:paragraph-properties fo:text-align="start" style:justify-single-word="false"/>
      <style:text-properties fo:font-size="14pt" officeooo:rsid="0046a364" officeooo:paragraph-rsid="0046a364" style:font-size-asian="12.25pt" style:font-size-complex="14pt"/>
    </style:style>
    <style:style style:name="P94" style:family="paragraph" style:parent-style-name="Table_20_Contents">
      <style:paragraph-properties fo:text-align="start" style:justify-single-word="false"/>
      <style:text-properties fo:font-size="14pt" officeooo:rsid="0046f1f5" officeooo:paragraph-rsid="0046f1f5" style:font-size-asian="12.25pt" style:font-size-complex="14pt"/>
    </style:style>
    <style:style style:name="P95" style:family="paragraph" style:parent-style-name="Table_20_Contents">
      <style:paragraph-properties fo:text-align="start" style:justify-single-word="false"/>
      <style:text-properties fo:font-size="14pt" officeooo:rsid="00488814" officeooo:paragraph-rsid="00488814" style:font-size-asian="12.25pt" style:font-size-complex="14pt"/>
    </style:style>
    <style:style style:name="P96" style:family="paragraph" style:parent-style-name="Table_20_Contents">
      <style:paragraph-properties fo:text-align="start" style:justify-single-word="false"/>
      <style:text-properties fo:font-size="14pt" officeooo:rsid="0049e1ed" officeooo:paragraph-rsid="0049e1ed" style:font-size-asian="12.25pt" style:font-size-complex="14pt"/>
    </style:style>
    <style:style style:name="P97" style:family="paragraph" style:parent-style-name="Table_20_Contents">
      <style:paragraph-properties fo:text-align="start" style:justify-single-word="false"/>
      <style:text-properties fo:font-size="14pt" officeooo:rsid="004bff7f" officeooo:paragraph-rsid="004bff7f" style:font-size-asian="12.25pt" style:font-size-complex="14pt"/>
    </style:style>
    <style:style style:name="P98" style:family="paragraph" style:parent-style-name="Standard">
      <style:paragraph-properties fo:margin-left="1.251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officeooo:paragraph-rsid="002ab523" style:letter-kerning="false" style:font-name-asian="Lato" style:font-size-asian="12pt" style:language-asian="fr" style:country-asian="FR" style:font-style-asian="normal" style:font-name-complex="Times New Roman1" style:font-size-complex="12pt" style:language-complex="ar" style:country-complex="SA" style:font-style-complex="normal"/>
    </style:style>
    <style:style style:name="P99" style:family="paragraph" style:parent-style-name="Standard">
      <style:paragraph-properties fo:margin-left="1.251cm" fo:margin-right="0cm" fo:margin-top="0cm" fo:margin-bottom="0.212cm" style:contextual-spacing="false" fo:line-height="100%" fo:text-indent="0cm" style:auto-text-indent="false"/>
      <style:text-properties fo:font-style="normal" officeooo:paragraph-rsid="002d70cc" style:font-style-asian="normal" style:font-style-complex="normal"/>
    </style:style>
    <style:style style:name="P100" style:family="paragraph" style:parent-style-name="Standard">
      <style:paragraph-properties fo:margin-left="0cm" fo:margin-right="0cm" fo:margin-top="0cm" fo:margin-bottom="0.212cm" style:contextual-spacing="false" fo:line-height="100%" fo:text-indent="0cm" style:auto-text-indent="false"/>
      <style:text-properties fo:font-style="normal" officeooo:paragraph-rsid="002d70cc" style:font-style-asian="normal" style:font-style-complex="normal"/>
    </style:style>
    <style:style style:name="P101" style:family="paragraph" style:parent-style-name="Table_20_Contents">
      <style:paragraph-properties fo:text-align="center" style:justify-single-word="false"/>
      <style:text-properties fo:font-size="18pt" officeooo:rsid="001e99c4" style:font-size-asian="15.75pt" style:font-size-complex="18pt"/>
    </style:style>
    <style:style style:name="P102" style:family="paragraph" style:parent-style-name="Standard">
      <style:paragraph-properties fo:text-align="start" style:justify-single-word="false"/>
      <style:text-properties fo:font-size="14pt" fo:font-weight="bold" officeooo:rsid="00256ddb" officeooo:paragraph-rsid="00256ddb" style:font-size-asian="12.25pt" style:font-weight-asian="bold" style:font-size-complex="14pt" style:font-weight-complex="bold"/>
    </style:style>
    <style:style style:name="P10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officeooo:paragraph-rsid="002ab523" style:letter-kerning="false" style:font-name-asian="Lato" style:font-size-asian="12pt" style:language-asian="fr" style:country-asian="FR" style:font-style-asian="normal" style:font-name-complex="Times New Roman1" style:font-size-complex="12pt" style:language-complex="ar" style:country-complex="SA" style:font-style-complex="normal"/>
    </style:style>
    <style:style style:name="P10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officeooo:rsid="002ab523" officeooo:paragraph-rsid="002ab523" style:letter-kerning="false" style:font-name-asian="Lato" style:font-size-asian="12pt" style:language-asian="fr" style:country-asian="FR" style:font-style-asian="normal" style:font-name-complex="Times New Roman1" style:font-size-complex="12pt" style:language-complex="ar" style:country-complex="SA" style:font-style-complex="normal"/>
    </style:style>
    <style:style style:name="P10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2ab523" officeooo:paragraph-rsid="002ab523" style:letter-kerning="false" style:font-name-asian="Lato" style:font-size-asian="12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0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327cf9" officeooo:paragraph-rsid="00327cf9" style:letter-kerning="false" style:font-name-asian="Lato" style:font-size-asian="12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2ab523" officeooo:paragraph-rsid="002ab523"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08"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2d70cc" officeooo:paragraph-rsid="002d70cc"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09"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308ee7" officeooo:paragraph-rsid="002f69cd"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1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35ed8f" officeooo:paragraph-rsid="00347740"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1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37c874" officeooo:paragraph-rsid="0037c874"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1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386bea" officeooo:paragraph-rsid="00386bea"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1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397846" officeooo:paragraph-rsid="00397846"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1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397a3a" officeooo:paragraph-rsid="00397846"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1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3c81ed" officeooo:paragraph-rsid="003ae2d7"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1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3ecc1e" officeooo:paragraph-rsid="003ecc1e"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1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41ea35" officeooo:paragraph-rsid="0041ea35"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1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43902d" officeooo:paragraph-rsid="0043902d"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1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46a364" officeooo:paragraph-rsid="0044894d"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2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4e0d29" officeooo:paragraph-rsid="004d7719"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2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normal" officeooo:rsid="0055835e" officeooo:paragraph-rsid="004d7719" style:letter-kerning="false" style:font-name-asian="Lato" style:font-size-asian="10.5pt" style:language-asian="fr" style:country-asian="FR" style:font-style-asian="normal" style:font-weight-asian="normal" style:font-name-complex="Times New Roman1" style:font-size-complex="12pt" style:language-complex="ar" style:country-complex="SA" style:font-style-complex="normal" style:font-weight-complex="normal"/>
    </style:style>
    <style:style style:name="P12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bold" officeooo:rsid="004e0d29" officeooo:paragraph-rsid="004d7719" style:letter-kerning="false" style:font-name-asian="Lato" style:font-size-asian="10.5pt" style:language-asian="fr" style:country-asian="FR" style:font-style-asian="normal" style:font-weight-asian="bold" style:font-name-complex="Times New Roman1" style:font-size-complex="12pt" style:language-complex="ar" style:country-complex="SA" style:font-style-complex="normal" style:font-weight-complex="bold"/>
    </style:style>
    <style:style style:name="P12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fr" fo:country="FR" fo:font-style="normal" fo:font-weight="bold" officeooo:rsid="0055835e" officeooo:paragraph-rsid="004d7719" style:letter-kerning="false" style:font-name-asian="Lato" style:font-size-asian="10.5pt" style:language-asian="fr" style:country-asian="FR" style:font-style-asian="normal" style:font-weight-asian="bold" style:font-name-complex="Times New Roman1" style:font-size-complex="12pt" style:language-complex="ar" style:country-complex="SA" style:font-style-complex="normal" style:font-weight-complex="bold"/>
    </style:style>
    <style:style style:name="P12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4pt" fo:language="fr" fo:country="FR" fo:font-style="normal" fo:font-weight="bold" officeooo:rsid="002ab523" officeooo:paragraph-rsid="002ab523" style:letter-kerning="false" style:font-name-asian="Lato" style:font-size-asian="12.25pt" style:language-asian="fr" style:country-asian="FR" style:font-style-asian="normal" style:font-weight-asian="bold" style:font-name-complex="Times New Roman1" style:font-size-complex="14pt" style:language-complex="ar" style:country-complex="SA" style:font-style-complex="normal" style:font-weight-complex="bold"/>
    </style:style>
    <style:style style:name="P12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4pt" fo:language="fr" fo:country="FR" fo:font-style="normal" fo:font-weight="bold" officeooo:rsid="002c1cbc" officeooo:paragraph-rsid="002c1cbc" style:letter-kerning="false" style:font-name-asian="Lato" style:font-size-asian="12.25pt" style:language-asian="fr" style:country-asian="FR" style:font-style-asian="normal" style:font-weight-asian="bold" style:font-name-complex="Times New Roman1" style:font-size-complex="14pt" style:language-complex="ar" style:country-complex="SA" style:font-style-complex="normal" style:font-weight-complex="bold"/>
    </style:style>
    <style:style style:name="P126"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style:font-name="Times New Roman" fo:font-size="14pt" fo:language="fr" fo:country="FR" fo:font-style="normal" fo:font-weight="bold" officeooo:rsid="00327cf9" officeooo:paragraph-rsid="00327cf9" style:letter-kerning="false" style:font-name-asian="Lato" style:font-size-asian="12.25pt" style:language-asian="fr" style:country-asian="FR" style:font-style-asian="normal" style:font-weight-asian="bold" style:font-name-complex="Times New Roman1" style:font-size-complex="14pt" style:language-complex="ar" style:country-complex="SA" style:font-style-complex="normal" style:font-weight-complex="bold"/>
    </style:style>
    <style:style style:name="P12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4pt" fo:language="fr" fo:country="FR" fo:font-style="normal" fo:font-weight="bold" officeooo:rsid="00334271" officeooo:paragraph-rsid="00334271" style:letter-kerning="false" style:font-name-asian="Lato" style:font-size-asian="12.25pt" style:language-asian="fr" style:country-asian="FR" style:font-style-asian="normal" style:font-weight-asian="bold" style:font-name-complex="Times New Roman1" style:font-size-complex="14pt" style:language-complex="ar" style:country-complex="SA" style:font-style-complex="normal" style:font-weight-complex="bold"/>
    </style:style>
    <style:style style:name="P12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4pt" fo:language="fr" fo:country="FR" fo:font-style="normal" fo:font-weight="bold" officeooo:rsid="00368b08" officeooo:paragraph-rsid="00368b08" style:letter-kerning="false" style:font-name-asian="Lato" style:font-size-asian="12.25pt" style:language-asian="fr" style:country-asian="FR" style:font-style-asian="normal" style:font-weight-asian="bold" style:font-name-complex="Times New Roman1" style:font-size-complex="14pt" style:language-complex="ar" style:country-complex="SA" style:font-style-complex="normal" style:font-weight-complex="bold"/>
    </style:style>
    <style:style style:name="P12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4pt" fo:language="fr" fo:country="FR" fo:font-style="normal" fo:font-weight="bold" officeooo:rsid="003c81ed" officeooo:paragraph-rsid="003ecc1e" style:letter-kerning="false" style:font-name-asian="Lato" style:font-size-asian="12.25pt" style:language-asian="fr" style:country-asian="FR" style:font-style-asian="normal" style:font-weight-asian="bold" style:font-name-complex="Times New Roman1" style:font-size-complex="14pt" style:language-complex="ar" style:country-complex="SA" style:font-style-complex="normal" style:font-weight-complex="bold"/>
    </style:style>
    <style:style style:name="P13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4pt" fo:language="fr" fo:country="FR" fo:font-style="normal" fo:font-weight="bold" officeooo:rsid="0044894d" officeooo:paragraph-rsid="0044894d" style:letter-kerning="false" style:font-name-asian="Lato" style:font-size-asian="12.25pt" style:language-asian="fr" style:country-asian="FR" style:font-style-asian="normal" style:font-weight-asian="bold" style:font-name-complex="Times New Roman1" style:font-size-complex="14pt" style:language-complex="ar" style:country-complex="SA" style:font-style-complex="normal" style:font-weight-complex="bold"/>
    </style:style>
    <style:style style:name="P13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5pt" fo:language="fr" fo:country="FR" fo:font-style="normal" fo:font-weight="bold" officeooo:rsid="0044894d" officeooo:paragraph-rsid="0044894d" style:letter-kerning="false" style:font-name-asian="Lato" style:font-size-asian="13.1000003814697pt" style:language-asian="fr" style:country-asian="FR" style:font-style-asian="normal" style:font-weight-asian="bold" style:font-name-complex="Times New Roman1" style:font-size-complex="15pt" style:language-complex="ar" style:country-complex="SA" style:font-style-complex="normal" style:font-weight-complex="bold"/>
    </style:style>
    <style:style style:name="P132" style:family="paragraph" style:parent-style-name="Standard">
      <style:paragraph-properties fo:margin-left="0cm" fo:margin-right="0cm" fo:margin-top="0cm" fo:margin-bottom="0.212cm" style:contextual-spacing="false" fo:line-height="100%" fo:text-indent="0cm" style:auto-text-indent="false"/>
      <style:text-properties fo:font-style="normal" officeooo:paragraph-rsid="002d70cc" style:letter-kerning="false" style:font-style-asian="normal" style:font-style-complex="normal"/>
    </style:style>
    <style:style style:name="P13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bold" officeooo:rsid="0096abe9" officeooo:paragraph-rsid="0096abe9" style:font-size-asian="10.5pt" style:font-style-asian="normal" style:font-weight-asian="bold" style:font-size-complex="12pt" style:font-style-complex="normal" style:font-weight-complex="bold"/>
    </style:style>
    <style:style style:name="P13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2pt" fo:font-style="normal" fo:font-weight="normal" officeooo:rsid="00974df5" officeooo:paragraph-rsid="00974df5"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5pt" fo:font-weight="bold" officeooo:rsid="0023ae9e" officeooo:paragraph-rsid="0023ae9e" style:font-size-asian="13.1000003814697pt" style:font-weight-asian="bold" style:font-size-complex="15pt" style:font-weight-complex="bold"/>
    </style:style>
    <style:style style:name="P136" style:family="paragraph" style:parent-style-name="Standard">
      <style:paragraph-properties fo:text-align="center" style:justify-single-word="false"/>
      <style:text-properties fo:font-size="9pt" fo:font-weight="normal" officeooo:rsid="00208667" officeooo:paragraph-rsid="00d9c3bf" style:font-size-asian="9pt" style:font-weight-asian="normal" style:font-size-complex="9pt" style:font-weight-complex="normal"/>
    </style:style>
    <style:style style:name="T1" style:family="text">
      <style:text-properties officeooo:rsid="001e99c4"/>
    </style:style>
    <style:style style:name="T2" style:family="text">
      <style:text-properties officeooo:rsid="001eb014"/>
    </style:style>
    <style:style style:name="T3" style:family="text">
      <style:text-properties officeooo:rsid="0020084a"/>
    </style:style>
    <style:style style:name="T4" style:family="text">
      <style:text-properties officeooo:rsid="0020e35e"/>
    </style:style>
    <style:style style:name="T5" style:family="text">
      <style:text-properties officeooo:rsid="0021318b"/>
    </style:style>
    <style:style style:name="T6" style:family="text">
      <style:text-properties officeooo:rsid="0026ebff"/>
    </style:style>
    <style:style style:name="T7" style:family="text">
      <style:text-properties officeooo:rsid="0028479a"/>
    </style:style>
    <style:style style:name="T8" style:family="text">
      <style:text-properties officeooo:rsid="00288212"/>
    </style:style>
    <style:style style:name="T9" style:family="text">
      <style:text-properties officeooo:rsid="00298679"/>
    </style:style>
    <style:style style:name="T10" style:family="text">
      <style:text-properties style:font-name="Times New Roman" fo:language="fr" fo:country="FR" style:letter-kerning="false" style:font-name-asian="Lato" style:language-asian="fr" style:country-asian="FR" style:font-name-complex="Times New Roman1" style:language-complex="ar" style:country-complex="SA"/>
    </style:style>
    <style:style style:name="T11" style:family="text">
      <style:text-properties style:font-name="Times New Roman" fo:language="fr" fo:country="FR" officeooo:rsid="00308ee7" style:letter-kerning="false" style:font-name-asian="Lato" style:language-asian="fr" style:country-asian="FR" style:font-name-complex="Times New Roman1" style:language-complex="ar" style:country-complex="SA"/>
    </style:style>
    <style:style style:name="T12" style:family="text">
      <style:text-properties style:font-name="Times New Roman" fo:language="fr" fo:country="FR" officeooo:rsid="00347740" style:letter-kerning="false" style:font-name-asian="Lato" style:language-asian="fr" style:country-asian="FR" style:font-name-complex="Times New Roman1" style:language-complex="ar" style:country-complex="SA"/>
    </style:style>
    <style:style style:name="T13" style:family="text">
      <style:text-properties style:font-name="Times New Roman" fo:language="fr" fo:country="FR" officeooo:rsid="0035ed8f" style:letter-kerning="false" style:font-name-asian="Lato" style:language-asian="fr" style:country-asian="FR" style:font-name-complex="Times New Roman1" style:language-complex="ar" style:country-complex="SA"/>
    </style:style>
    <style:style style:name="T14" style:family="text">
      <style:text-properties style:font-name="Times New Roman" fo:language="fr" fo:country="FR" officeooo:rsid="00397a3a" style:letter-kerning="false" style:font-name-asian="Lato" style:language-asian="fr" style:country-asian="FR" style:font-name-complex="Times New Roman1" style:language-complex="ar" style:country-complex="SA"/>
    </style:style>
    <style:style style:name="T15" style:family="text">
      <style:text-properties style:font-name="Times New Roman" fo:language="fr" fo:country="FR" officeooo:rsid="003c81ed" style:letter-kerning="false" style:font-name-asian="Lato" style:language-asian="fr" style:country-asian="FR" style:font-name-complex="Times New Roman1" style:language-complex="ar" style:country-complex="SA"/>
    </style:style>
    <style:style style:name="T16" style:family="text">
      <style:text-properties style:font-name="Times New Roman" fo:language="fr" fo:country="FR" officeooo:rsid="0046a364" style:letter-kerning="false" style:font-name-asian="Lato" style:language-asian="fr" style:country-asian="FR" style:font-name-complex="Times New Roman1" style:language-complex="ar" style:country-complex="SA"/>
    </style:style>
    <style:style style:name="T17" style:family="text">
      <style:text-properties style:font-name="Times New Roman" fo:language="fr" fo:country="FR" officeooo:rsid="004e19c7" style:letter-kerning="false" style:font-name-asian="Lato" style:language-asian="fr" style:country-asian="FR" style:font-name-complex="Times New Roman1" style:language-complex="ar" style:country-complex="SA"/>
    </style:style>
    <style:style style:name="T18" style:family="text">
      <style:text-properties style:font-name="Times New Roman" fo:language="fr" fo:country="FR" officeooo:rsid="004eb82b" style:letter-kerning="false" style:font-name-asian="Lato" style:language-asian="fr" style:country-asian="FR" style:font-name-complex="Times New Roman1" style:language-complex="ar" style:country-complex="SA"/>
    </style:style>
    <style:style style:name="T19" style:family="text">
      <style:text-properties style:font-name="Times New Roman" fo:language="fr" fo:country="FR" officeooo:rsid="00508bce" style:letter-kerning="false" style:font-name-asian="Lato" style:language-asian="fr" style:country-asian="FR" style:font-name-complex="Times New Roman1" style:language-complex="ar" style:country-complex="SA"/>
    </style:style>
    <style:style style:name="T20" style:family="text">
      <style:text-properties style:font-name="Times New Roman" fo:language="fr" fo:country="FR" officeooo:rsid="0051ff2f" style:letter-kerning="false" style:font-name-asian="Lato" style:language-asian="fr" style:country-asian="FR" style:font-name-complex="Times New Roman1" style:language-complex="ar" style:country-complex="SA"/>
    </style:style>
    <style:style style:name="T21" style:family="text">
      <style:text-properties style:font-name="Times New Roman" fo:language="fr" fo:country="FR" officeooo:rsid="00536d28" style:letter-kerning="false" style:font-name-asian="Lato" style:language-asian="fr" style:country-asian="FR" style:font-name-complex="Times New Roman1" style:language-complex="ar" style:country-complex="SA"/>
    </style:style>
    <style:style style:name="T22" style:family="text">
      <style:text-properties style:font-name="Times New Roman" fo:language="fr" fo:country="FR" officeooo:rsid="0054c358" style:letter-kerning="false" style:font-name-asian="Lato" style:language-asian="fr" style:country-asian="FR" style:font-name-complex="Times New Roman1" style:language-complex="ar" style:country-complex="SA"/>
    </style:style>
    <style:style style:name="T23" style:family="text">
      <style:text-properties style:font-name="Times New Roman" fo:language="fr" fo:country="FR" officeooo:rsid="0055835e" style:letter-kerning="false" style:font-name-asian="Lato" style:language-asian="fr" style:country-asian="FR" style:font-name-complex="Times New Roman1" style:language-complex="ar" style:country-complex="SA"/>
    </style:style>
    <style:style style:name="T24" style:family="text">
      <style:text-properties style:font-name="Times New Roman" fo:language="fr" fo:country="FR" officeooo:rsid="00574ddc" style:letter-kerning="false" style:font-name-asian="Lato" style:language-asian="fr" style:country-asian="FR" style:font-name-complex="Times New Roman1" style:language-complex="ar" style:country-complex="SA"/>
    </style:style>
    <style:style style:name="T25" style:family="text">
      <style:text-properties style:font-name="Times New Roman" fo:language="fr" fo:country="FR" fo:font-style="normal" style:font-name-asian="Lato" style:language-asian="fr" style:country-asian="FR" style:font-style-asian="normal" style:font-name-complex="Times New Roman1" style:language-complex="ar" style:country-complex="SA" style:font-style-complex="normal"/>
    </style:style>
    <style:style style:name="T26" style:family="text">
      <style:text-properties style:font-name="Times New Roman" fo:language="fr" fo:country="FR" fo:font-style="normal" style:letter-kerning="false" style:font-name-asian="Lato" style:language-asian="fr" style:country-asian="FR" style:font-style-asian="normal" style:font-name-complex="Times New Roman1" style:language-complex="ar" style:country-complex="SA" style:font-style-complex="normal"/>
    </style:style>
    <style:style style:name="T27" style:family="text">
      <style:text-properties style:letter-kerning="false"/>
    </style:style>
    <style:style style:name="T28" style:family="text">
      <style:text-properties officeooo:rsid="00620faa"/>
    </style:style>
    <style:style style:name="T29" style:family="text">
      <style:text-properties officeooo:rsid="0066796f"/>
    </style:style>
    <style:style style:name="T30" style:family="text">
      <style:text-properties officeooo:rsid="00686394"/>
    </style:style>
    <style:style style:name="T31" style:family="text">
      <style:text-properties officeooo:rsid="0068c689"/>
    </style:style>
    <style:style style:name="T32" style:family="text">
      <style:text-properties officeooo:rsid="006a40e9"/>
    </style:style>
    <style:style style:name="T33" style:family="text">
      <style:text-properties officeooo:rsid="006c24d0"/>
    </style:style>
    <style:style style:name="T34" style:family="text">
      <style:text-properties officeooo:rsid="006f5d13"/>
    </style:style>
    <style:style style:name="T35" style:family="text">
      <style:text-properties officeooo:rsid="00717905"/>
    </style:style>
    <style:style style:name="T36" style:family="text">
      <style:text-properties officeooo:rsid="0074b9e5"/>
    </style:style>
    <style:style style:name="T37" style:family="text">
      <style:text-properties officeooo:rsid="0076d466"/>
    </style:style>
    <style:style style:name="T38" style:family="text">
      <style:text-properties officeooo:rsid="007bbed7"/>
    </style:style>
    <style:style style:name="T39" style:family="text">
      <style:text-properties officeooo:rsid="007d68c0"/>
    </style:style>
    <style:style style:name="T40" style:family="text">
      <style:text-properties officeooo:rsid="0082fdd5"/>
    </style:style>
    <style:style style:name="T41" style:family="text">
      <style:text-properties officeooo:rsid="00877380"/>
    </style:style>
    <style:style style:name="T42" style:family="text">
      <style:text-properties officeooo:rsid="00888aec"/>
    </style:style>
    <style:style style:name="T43" style:family="text">
      <style:text-properties officeooo:rsid="0089b617"/>
    </style:style>
    <style:style style:name="T44" style:family="text">
      <style:text-properties officeooo:rsid="008bb512"/>
    </style:style>
    <style:style style:name="T45" style:family="text">
      <style:text-properties officeooo:rsid="008d80b8"/>
    </style:style>
    <style:style style:name="T46" style:family="text">
      <style:text-properties officeooo:rsid="009106e6"/>
    </style:style>
    <style:style style:name="T47" style:family="text">
      <style:text-properties officeooo:rsid="0095de4c"/>
    </style:style>
    <style:style style:name="T48" style:family="text">
      <style:text-properties officeooo:rsid="0095e4cd"/>
    </style:style>
    <style:style style:name="T49" style:family="text">
      <style:text-properties officeooo:rsid="00962950"/>
    </style:style>
    <style:style style:name="T50" style:family="text">
      <style:text-properties officeooo:rsid="009a6234"/>
    </style:style>
    <style:style style:name="T51" style:family="text">
      <style:text-properties officeooo:rsid="009beac5"/>
    </style:style>
    <style:style style:name="T52" style:family="text">
      <style:text-properties officeooo:rsid="00a067d3"/>
    </style:style>
    <style:style style:name="T53" style:family="text">
      <style:text-properties officeooo:rsid="00a1d351"/>
    </style:style>
    <style:style style:name="T54" style:family="text">
      <style:text-properties officeooo:rsid="00a1f5c8"/>
    </style:style>
    <style:style style:name="T55" style:family="text">
      <style:text-properties officeooo:rsid="00a30edd"/>
    </style:style>
    <style:style style:name="T56" style:family="text">
      <style:text-properties officeooo:rsid="00a92c76"/>
    </style:style>
    <style:style style:name="T57" style:family="text">
      <style:text-properties officeooo:rsid="00aea318"/>
    </style:style>
    <style:style style:name="T58" style:family="text">
      <style:text-properties officeooo:rsid="00b4d5d5"/>
    </style:style>
    <style:style style:name="T59" style:family="text">
      <style:text-properties officeooo:rsid="00b5c332"/>
    </style:style>
    <style:style style:name="T60" style:family="text">
      <style:text-properties officeooo:rsid="00b77b9f"/>
    </style:style>
    <style:style style:name="T61" style:family="text">
      <style:text-properties officeooo:rsid="00b95a17"/>
    </style:style>
    <style:style style:name="T62" style:family="text">
      <style:text-properties officeooo:rsid="00b9ab25"/>
    </style:style>
    <style:style style:name="T63" style:family="text">
      <style:text-properties officeooo:rsid="00ba84bc"/>
    </style:style>
    <style:style style:name="T64" style:family="text">
      <style:text-properties officeooo:rsid="00bf02d7"/>
    </style:style>
    <style:style style:name="T65" style:family="text">
      <style:text-properties officeooo:rsid="00c05e98"/>
    </style:style>
    <style:style style:name="T66" style:family="text">
      <style:text-properties officeooo:rsid="00c24414"/>
    </style:style>
    <style:style style:name="T67" style:family="text">
      <style:text-properties officeooo:rsid="00c490c1"/>
    </style:style>
    <style:style style:name="T68" style:family="text">
      <style:text-properties officeooo:rsid="00c7c7ff"/>
    </style:style>
    <style:style style:name="T69" style:family="text">
      <style:text-properties officeooo:rsid="00ce560e"/>
    </style:style>
    <style:style style:name="T70" style:family="text">
      <style:text-properties officeooo:rsid="00d27804"/>
    </style:style>
    <style:style style:name="T71" style:family="text">
      <style:text-properties officeooo:rsid="00d46bdd"/>
    </style:style>
    <style:style style:name="T72" style:family="text">
      <style:text-properties officeooo:rsid="00d65c1c"/>
    </style:style>
    <style:style style:name="T73" style:family="text">
      <style:text-properties officeooo:rsid="00d6911f"/>
    </style:style>
    <style:style style:name="T74" style:family="text">
      <style:text-properties officeooo:rsid="00d7b75e"/>
    </style:style>
    <style:style style:name="T75" style:family="text">
      <style:text-properties officeooo:rsid="00d82155"/>
    </style:style>
    <style:style style:name="T76" style:family="text">
      <style:text-properties officeooo:rsid="00d9c3bf"/>
    </style:style>
    <style:style style:name="T77" style:family="text">
      <style:text-properties officeooo:rsid="00da76b3"/>
    </style:style>
    <style:style style:name="T78" style:family="text">
      <style:text-properties officeooo:rsid="00db45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ntuz Chrobot Léo, Thomas Guislin, Mathéo Niel</text:p>
      <text:p text:style-name="P1"/>
      <text:p text:style-name="P1">CAHIER DES CHARGES</text:p>
      <text:p text:style-name="P1"/>
      <table:table table:name="Tableau1" table:style-name="Tableau1">
        <table:table-column table:style-name="Tableau1.A"/>
        <table:table-column table:style-name="Tableau1.B"/>
        <table:table-row>
          <table:table-cell table:style-name="Tableau1.A1" office:value-type="string">
            <text:p text:style-name="P3">Société :</text:p>
          </table:table-cell>
          <table:table-cell table:style-name="Tableau1.B1" office:value-type="string">
            <text:p text:style-name="P3">Open World</text:p>
          </table:table-cell>
        </table:table-row>
        <table:table-row>
          <table:table-cell table:style-name="Tableau1.A2" office:value-type="string">
            <text:p text:style-name="P101">Chef de projet :</text:p>
          </table:table-cell>
          <table:table-cell table:style-name="Tableau1.B2" office:value-type="string">
            <text:p text:style-name="P3">Léo Fantuz Chrobot</text:p>
          </table:table-cell>
        </table:table-row>
        <table:table-row>
          <table:table-cell table:style-name="Tableau1.A2" office:value-type="string">
            <text:p text:style-name="P3">Adresse : </text:p>
          </table:table-cell>
          <table:table-cell table:style-name="Tableau1.B2" office:value-type="string">
            <text:p text:style-name="P2">Av. Paul Langevin, 59653 Villeneuve-d'Ascq</text:p>
          </table:table-cell>
        </table:table-row>
        <table:table-row>
          <table:table-cell table:style-name="Tableau1.A2" office:value-type="string">
            <text:p text:style-name="P2">M<text:span text:style-name="T1">ail :</text:span></text:p>
          </table:table-cell>
          <table:table-cell table:style-name="Tableau1.B2" office:value-type="string">
            <text:p text:style-name="P3">leo.fantuz-chrobot.etu@univ-lille.fr</text:p>
          </table:table-cell>
        </table:table-row>
        <table:table-row>
          <table:table-cell table:style-name="Tableau1.A2" office:value-type="string">
            <text:p text:style-name="P2">V<text:span text:style-name="T1">ersion :</text:span></text:p>
          </table:table-cell>
          <table:table-cell table:style-name="Tableau1.B2" office:value-type="string">
            <text:p text:style-name="P2">0<text:span text:style-name="T1">5-2024</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10"><text:soft-page-break/>SOMMAIRE</text:p>
      <text:p text:style-name="P4"/>
      <text:p text:style-name="P4">1 <text:s text:c="2"/>INTRODUCTION............................................................................................................................ 3</text:p>
      <text:p text:style-name="P4"/>
      <text:p text:style-name="P4">2 <text:s text:c="2"/>CONTEXTE.................................................................................................................................... 3</text:p>
      <text:p text:style-name="P7"/>
      <text:p text:style-name="P7"><text:span text:style-name="T2">2.1 <text:s text:c="2"/></text:span>PRESENTATION DE L’ENTREPRISE...................................................................................3</text:p>
      <text:p text:style-name="P8"><text:span text:style-name="T2">2.2 <text:s text:c="2"/></text:span>OBJECTIF DE L’ENTREPRISE.............................................................................................. 3</text:p>
      <text:p text:style-name="P8"><text:span text:style-name="T2">2.3 <text:s text:c="2"/></text:span>PRESENTATION DU PROJET WEB......................................................................................3</text:p>
      <text:p text:style-name="P8"><text:span text:style-name="T2">2.4 <text:s text:c="2"/></text:span>EXISTANT DANS L’ENTREPRISE.........................................................................................4</text:p>
      <text:p text:style-name="P8"><text:span text:style-name="T2">2.5 <text:s text:c="2"/></text:span>ENVIRONNEMENT DE L’ENTREPRISE................................................................................4</text:p>
      <text:p text:style-name="P8"/>
      <text:p text:style-name="P5"/>
      <text:p text:style-name="P5"><text:span text:style-name="T2">3 <text:s text:c="2"/></text:span>EXPRESSION DES BESOINS....................................................................................................... <text:span text:style-name="T71">5</text:span></text:p>
      <text:p text:style-name="P8"/>
      <text:p text:style-name="P8"><text:span text:style-name="T2">3.</text:span><text:span text:style-name="T6">1</text:span><text:span text:style-name="T2"> <text:s text:c="2"/></text:span>ORGANISATION DU PROJET............................................................................................... 5</text:p>
      <text:p text:style-name="P8"><text:span text:style-name="T2">3.</text:span><text:span text:style-name="T6">2</text:span><text:span text:style-name="T2"> <text:s text:c="2"/></text:span>PLANNING PREVISIONNEL.................................................................................................. <text:span text:style-name="T71">5</text:span></text:p>
      <text:p text:style-name="P8"><text:span text:style-name="T2">3.</text:span><text:span text:style-name="T6">3</text:span><text:span text:style-name="T2"> <text:s text:c="2"/></text:span>CIBLES DU SITE WEB........................................................................................................... <text:span text:style-name="T71">5</text:span></text:p>
      <text:p text:style-name="P8"><text:span text:style-name="T2">3.</text:span><text:span text:style-name="T6">4</text:span><text:span text:style-name="T2"> <text:s text:c="2"/></text:span>ELEMENTS DE COMMUNICATION......................................................................................<text:span text:style-name="T71">6</text:span></text:p>
      <text:p text:style-name="P8"/>
      <text:p text:style-name="P8"/>
      <text:p text:style-name="P5"><text:span text:style-name="T3">4 <text:s text:c="2"/></text:span>PRECISIONS FONCTIONNELLES................................................................................................ <text:span text:style-name="T72">6</text:span></text:p>
      <text:p text:style-name="P5"/>
      <text:p text:style-name="P8"><text:span text:style-name="T3">4.1 <text:s text:c="2"/></text:span>CONTENU ET ARBORESCENCE.........................................................................................<text:span text:style-name="T72">6</text:span></text:p>
      <text:p text:style-name="P8"><text:span text:style-name="T3">4.2 <text:s text:c="2"/></text:span>FONCTIONS DU SITE............................................................................................................ <text:span text:style-name="T72">6</text:span></text:p>
      <text:p text:style-name="P8"><text:span text:style-name="T3">4.3 <text:s text:c="2"/></text:span>GESTION DU SITE WEB..................................................................................................... <text:span text:style-name="T73">8</text:span></text:p>
      <text:p text:style-name="P8"/>
      <text:p text:style-name="P5"/>
      <text:p text:style-name="P6">5 <text:s text:c="2"/>LE ROLE DU PRESTATAIRE...................................................................................................... <text:span text:style-name="T74">9</text:span></text:p>
      <text:p text:style-name="P6"/>
      <text:p text:style-name="P9">5.1 <text:s text:c="2"/>LA CONCEPTION GRAPHIQUE - COMMUNICATION........................................................<text:span text:style-name="T74">9</text:span></text:p>
      <text:p text:style-name="P9">5.2 <text:s text:c="2"/>DEPOT DE NOM DE DOMAINE..........................................................................................<text:span text:style-name="T74">9</text:span></text:p>
      <text:p text:style-name="P9">5.<text:span text:style-name="T6">3</text:span> <text:s text:c="2"/>REDACTION DE CONTENU................................................................................................ <text:span text:style-name="T74">9</text:span></text:p>
      <text:p text:style-name="P9">5.<text:span text:style-name="T6">4</text:span> <text:s text:c="2"/>FOURNITURES DIVERSES................................................................................................. 1<text:span text:style-name="T75">0</text:span></text:p>
      <text:p text:style-name="P9">5.<text:span text:style-name="T6">5</text:span> <text:s text:c="2"/>HEBERGEMENT.................................................................................................................. 1<text:span text:style-name="T76">0</text:span></text:p>
      <text:p text:style-name="P136">5.<text:span text:style-name="T6">6</text:span> <text:s text:c="2"/>FORMATION........................................................................................................................ 1<text:span text:style-name="T76">0</text:span></text:p>
      <text:p text:style-name="P136">5.<text:span text:style-name="T6">7 </text:span><text:s text:c="2"/>ASSISTANCE ET MAINTENANCE......................................................................................1<text:span text:style-name="T76">0</text:span></text:p>
      <text:p text:style-name="P136">5.<text:span text:style-name="T6">8</text:span> <text:s text:c="2"/>PROMOTION ET REFERENCEMENT.................................................................................1<text:span text:style-name="T76">0</text:span></text:p>
      <text:p text:style-name="P9">5.<text:span text:style-name="T6">9</text:span> <text:s text:c="2"/>ANALYSE DU TRAFIC......................................................................................................... 1<text:span text:style-name="T77">1</text:span></text:p>
      <text:p text:style-name="P9">5.1<text:span text:style-name="T6">0</text:span> <text:s text:c="2"/>SECURITE............................................................................................................................ 1<text:span text:style-name="T77">1</text:span></text:p>
      <text:p text:style-name="P9">5.1<text:span text:style-name="T6">1</text:span> <text:s text:c="2"/>OPTIONS.............................................................................................................................. 1<text:span text:style-name="T77">1</text:span></text:p>
      <text:p text:style-name="P9"/>
      <text:p text:style-name="P9"/>
      <text:p text:style-name="P6"><text:span text:style-name="T4">6 <text:s text:c="2"/></text:span>LES LIVRABLES ATTENDUS..................................................................................................... 1<text:span text:style-name="T77">1</text:span></text:p>
      <text:p text:style-name="P6">7 <text:s text:c="2"/>CRITERE DE SELECTION DE PRESTATAIRES........................................................................1<text:span text:style-name="T78">2</text:span></text:p>
      <text:p text:style-name="P6">8 <text:s text:c="2"/>REMARQUES COMPLEMENTAIRES.........................................................................................1<text:span text:style-name="T78">3</text:span></text:p>
      <text:p text:style-name="P9"/>
      <text:p text:style-name="P9"><text:span text:style-name="T5">8.</text:span><text:span text:style-name="T7">1</text:span><text:span text:style-name="T5"> <text:s text:c="2"/></text:span>GRILLE D’OFFRE DE PRIX................................................................................................. <text:span text:style-name="T78">13</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7"/>
      <text:p text:style-name="P67"/>
      <text:p text:style-name="P67"/>
      <text:p text:style-name="P67"><text:soft-page-break/>1. Introduction</text:p>
      <text:p text:style-name="P67"/>
      <text:p text:style-name="P15">Ce document a pour objectif de décrire de manière extrêmement précise et pointilleuse notre projet web et de définir de manière nette et concrète les besoins et les attentes de notre société en matière de prestation de service.</text:p>
      <text:p text:style-name="P15">Nous somme cependant à l’écoute de propositions, d’idées et de solutions complémentaires permettant la réussite et l’épanouissement de notre projet.</text:p>
      <text:p text:style-name="P15"/>
      <text:p text:style-name="P68"/>
      <text:p text:style-name="P68">2. CONTEXTE</text:p>
      <text:p text:style-name="P68"/>
      <text:p text:style-name="P102">2.1 PRESENTATION DE L’ENTREPRISE</text:p>
      <text:p text:style-name="P102"/>
      <text:p text:style-name="P16">Open World est une société informatique visant à améliorer les conditions d’utilisation d’Internet pour les personnes en difficulté avec ce domaine. <text:span text:style-name="T8">Il s’agit ainsi d’une entreprise d’environ une vingtaine de salariés avec un chiffre d’affaire annuel avoisinant les 200 000 euros en moyenne. Cette entreprise fut fondé par Léo Fantuz Chrobot, Thomas Guislin et Mathéo Niel il y a maintenant 2 ans, 3 entrepreneurs souhaitant s’instaurer dans le marché de l’informatique et visant particulièrement les personnes en difficulté concernant l’informatique et notamment la recherche informatique à l’aide d’un site web nommé « Find My Way ». </text:span><text:span text:style-name="T9">La concurrence se fait rude dans le milieu avec les grosses entreprise tel que Google, Microsoft et bien plus encore, mais Open World n’a pas dit son dernier mot et cherche toujours plus à se développer, avec pour ambitions un jour de toucher un public à l’international, ainsi qu’une diversification de son activité, comme de nouveau site web permettant d’aider les personnes en détresse vis-à-vis de l’informatique, par exemple.</text:span></text:p>
      <text:p text:style-name="P16"/>
      <text:p text:style-name="P16"/>
      <text:p text:style-name="P74">2.2 OBJECTIF DE L’ENTREPRISE</text:p>
      <text:p text:style-name="P74"/>
      <text:p text:style-name="P17">Les objectifs que notre entreprise souhaite atteindre en utilisant le web sont les suivants :</text:p>
      <text:p text:style-name="P17"/>
      <text:p text:style-name="P17">- se faire connaître dans le domaine de l’informatique et à l’international</text:p>
      <text:p text:style-name="P17">- fidéliser sa clientèle</text:p>
      <text:p text:style-name="P17">- améliorer la vision de l’informatique dans le temps (notamment sa difficulté)</text:p>
      <text:p text:style-name="P17">- aider les gens dans leur recherche informatique</text:p>
      <text:p text:style-name="P17">- les aider à se familiariser avec le domaine</text:p>
      <text:p text:style-name="P17"/>
      <text:p text:style-name="P17"/>
      <text:p text:style-name="P74">2.4 PRESENTATION DU PROJET WEB</text:p>
      <text:p text:style-name="P74"/>
      <text:p text:style-name="P18"><text:span text:style-name="T25">L’objectif de ce projet est de développer un site Internet permettant aux utilisateurs de rechercher efficacement et rapidement les sites de leurs choix ou bien m</text:span><text:span text:style-name="T26">ême de découvrir des sites qu’ils ne connaissent pas (souvent pratique lorsque l’on cherche des informations pour un discours ou un exposé par exemple). Cela se fera sous la forme d’un annexe composé de plusieurs catégories (exemple : boutiques en lignes, actualité, …),composé de milliers de site internet plus ou moins populaire avec possibilité d’ajouter les sites en favoris afin de les retrouver facilement et rapidement.</text:span></text:p>
      <text:p text:style-name="P103"/>
      <text:p text:style-name="P104">Concernant la rémunération du projet, cela se fera par l’ajout de bannière publicitaire sur nos nombreuses pages disponibles.</text:p>
      <text:p text:style-name="P98"/>
      <text:p text:style-name="P105"><text:soft-page-break/>Pour la réalisation de ce projet, nous aurons en tant que chef de projet M. <text:s/>Léo Fantuz Chrobot, Thomas Guislin le secrétaire et Mathéo Niel le responsable du système d’information et médias.</text:p>
      <text:p text:style-name="P105"/>
      <text:p text:style-name="P124">2.4 EXISTANT DANS L’ENTREPRISE</text:p>
      <text:p text:style-name="P124"/>
      <text:p text:style-name="P107">La société dispose d’une première version du site actuellement en ligne. Cependant, le résultat n’est pas très concluent car le site comporte énormément de problèmes et bugs en tout genre,un mauvais référencement, une charte graphique qui laisse à désirer ainsi qu’une campagne publicitaire démodé nous permettant tout de même de générer un chiffre d’affaire de 15 000 euros par mois (ce qui est largement en dessous de nos attentes).</text:p>
      <text:p text:style-name="P107"/>
      <text:p text:style-name="P107">En terme d’outils de commercialisations, nous participons à 4 salons professionnels dans l’année (un par trimestre). Nous développons environs 15 pages par an en 10 langues différentes.</text:p>
      <text:p text:style-name="P107"/>
      <text:p text:style-name="P107"/>
      <text:p text:style-name="P125">2.5 ENVIRONNEMENT DE L’ENTREPRISE</text:p>
      <text:p text:style-name="P125"/>
      <text:p text:style-name="P100">-Politique : Dans notre environnement, notre cible politique comporte une opportunité, tels que le renforcement de la politique des données pouvant donner confiance aux utilisateurs. Cependant, les conflits géopolitique pourrait <text:span text:style-name="T27">représenter un risque pour le projet car baisse de la clientèle attendue.</text:span></text:p>
      <text:p text:style-name="P99"/>
      <text:p text:style-name="P132">-Économique : Concernant le point économique, l’économie mondial est en hausse, cela nous permettra de faire beaucoup plus d’investissement. Cependant, il est vrai que les coûts publicitaires augmentent également. Ainsi, moins de publicité possible donc potentiellement moins de rémunération.</text:p>
      <text:p text:style-name="P99"/>
      <text:p text:style-name="P132">-Socio-culturel : Une informatisation générale et une augmentation du nombre de sites web pourrait être une opportunité concernant le point socio-culturel. Hormis cela, le changement de préférence des utilisateurs pourrait rendre difficile la fidélisation. De plus, la possibilité de mettre les sites en favoris sur les navigateurs web constitue un frein pour le projet car baisse de la clientèle.</text:p>
      <text:p text:style-name="P99"/>
      <text:p text:style-name="P132">-Technologique : L’arrivée de la 5G ou la généralisation de la fibre pourrait permettre une recherche plus rapide sur Internet. Cependant, le R&amp;D concernant le projet est peu nécessaire dû au peu de fonctionnalités disponibles pouvant être ajoutées au projet donc difficultés à innover. De plus, l’évolution trop rapide d’Internet nécessitera des mise à jour très fréquentes.</text:p>
      <text:p text:style-name="P99"/>
      <text:p text:style-name="P132">-Écologique : La réduction des recherches sur Internet pour trouver un site répondant à nos besoin pourrait être possible grâce à l’arrivée de notre site (diminuant la pollution des serveurs). Cependant, la hausse des exigences environnementales mondiales concernant la pollution technologique peut nuire à la rapidité du site, par exemple.</text:p>
      <text:p text:style-name="P99"/>
      <text:p text:style-name="P108">-Légal : Le respect des lois sur la confidentialité peut renforcer la confiance des utilisateurs. Cependant, il est vrai que les droits d’auteurs vis-à-vis des entreprises concernées et les risques de plagiat pourrait être un problème dans le développement du projet. De plus, enfreindre les lois sur la confidentialité peut effectivement s’avérer utile pour analyser notre environnement, mais peut entraîner des amendes ou poursuites judiciaires.</text:p>
      <text:p text:style-name="P108"/>
      <text:p text:style-name="P19"><text:soft-page-break/><text:span text:style-name="T10">-Sites sectoriels : Sites web, formations en ligne, formation sur l’informatique. </text:span><text:span text:style-name="T11">Le premier site sectoriels mentionné est également le même que celui du projet. Parmi ses concurrents, nous avons par exemple Google, Yahoo ou bien même DuckDuck GO, des sites un peu plus vastes permettant la recherche sur internet, efficace car complet mais parfois beaucoup trop compliqué à utiliser lorsque les recherches deviennent très poussées.</text:span></text:p>
      <text:p text:style-name="P109"/>
      <text:p text:style-name="P69"><text:span text:style-name="T11">3 </text:span><text:span text:style-name="T10">EXPRESSION DES BESOINS</text:span></text:p>
      <text:p text:style-name="P126">3.1 <text:s/>ORGANISATION DU PROJET</text:p>
      <text:p text:style-name="P106">Pour la réalisation de ce projet, nous aurons en tant que chef de projet M. <text:s/>Léo Fantuz Chrobot en charge de gérer la globalité de l’avancée du projet, M. <text:s/>Thomas Guislin en tant que secrétaire en charge de mesurer et suivre l’avancée du projet par le biais de rédaction de rapport <text:s/>et M. Mathéo Niel, le responsable du système d’information et médias.</text:p>
      <text:p text:style-name="P106"/>
      <text:p text:style-name="P106"/>
      <text:p text:style-name="P127">3.2 PLANNING PREVISIONNEL</text:p>
      <text:p text:style-name="P127"/>
      <text:p text:style-name="P20"><text:span text:style-name="T10">La date de sortie de la première version réellement complète et travaillée se fera le 17 mai 2024. Il s’agit là d’une date significatif car date d’anniversaire de l’entreprise, qui fêtera ce jour là ses 3 ans d’ancienneté. </text:span><text:span text:style-name="T12">Le site comportera ainsi une amélioration de sa charte graphique, une amélioration de sa campagne publicitaire, de meilleures fonctionnalités et bien plus encore. La date ici n’importait peu car notre projet ne fait pas partie d’un domaine d’activité saisonnier. Cependant, là sortie du site le jour de la date d’anniversaire de l’entreprise peut permettre à cette dernière un énorme coup de pub, car volonté de prouver que le site n’est pas un site laissé à l’abandon. </text:span><text:span text:style-name="T13">Ainsi, la société participera également au salon international de Paris le 24 Juin 2024, nous permettant ainsi de présenter notre projet ainsi que ses spécificités aux clients.</text:span></text:p>
      <text:p text:style-name="P110"/>
      <text:p text:style-name="P110"/>
      <text:p text:style-name="P77"><text:span text:style-name="T13">3.</text:span><text:span text:style-name="T10">3 CIBLES DU SITE WEB</text:span></text:p>
      <text:p text:style-name="P128"/>
      <text:p text:style-name="P111">La cible principale de ce projet sera les personnes âgées car beaucoup plus concernées par les difficultés liées à l’informatique notamment dans l’utilisation de ce dernier.</text:p>
      <text:p text:style-name="P111"/>
      <text:p text:style-name="P111">Ainsi, l’objectif est d’apporter un service de soutiens pour ces personnes par le biais de notre site web visant à faciliter la recherche sur internet.</text:p>
      <text:p text:style-name="P111"/>
      <text:p text:style-name="P112">Notre site répond parfaitement à l'article L. 111-1 du code de la propriété intellectuelle (CPI) sur les droits d’auteurs et nous souhaitons rassurer nos clients potentiels sur la fiabilité des sites web présents dans l’annexe de notre site.</text:p>
      <text:p text:style-name="P112"/>
      <text:p text:style-name="P21"><text:span text:style-name="T10">Énormément de contenus informatifs est disponibles sur notre site web </text:span><text:a xlink:type="simple" xlink:href="http://www.open-world.fr/" text:style-name="Internet_20_link" text:visited-style-name="Visited_20_Internet_20_Link"><text:span text:style-name="T10">www.open-world.fr</text:span></text:a><text:span text:style-name="T10"> afin de rassurer et renseigner nos potentiels clients sur nos activités.</text:span></text:p>
      <text:p text:style-name="P113"/>
      <text:p text:style-name="P113">Nous souhaitons apporter une information générale sur l’entreprise et ses services pour les</text:p>
      <text:p text:style-name="P113">personnes qui ne nous connaissent pas encore, mais nous visons principalement nos</text:p>
      <text:p text:style-name="P21"><text:span text:style-name="T10">actionnaire</text:span><text:span text:style-name="T14">s participant au projet.</text:span></text:p>
      <text:p text:style-name="P114"/>
      <text:p text:style-name="P22"><text:span text:style-name="T14">N</text:span><text:span text:style-name="T10">ous souhaitons développer notre secteur d’activité et publicitaire à l’international afin de toucher un public plus va</text:span><text:span text:style-name="T15">ste.</text:span></text:p>
      <text:p text:style-name="P115"/>
      <text:p text:style-name="P115"><text:soft-page-break/></text:p>
      <text:p text:style-name="P129"/>
      <text:p text:style-name="P78"><text:span text:style-name="T15">3.</text:span><text:span text:style-name="T10">4 ELEMENTS DE COMMUNICATION</text:span></text:p>
      <text:p text:style-name="P116"/>
      <text:p text:style-name="P117">Nous souhaitons prouver que notre site est entièrement fiable et propose des fonctionnalités haut de gammes et ce pour plusieurs pays différents.</text:p>
      <text:p text:style-name="P117">Nos clients apprécient chez nous notre savoir-faire ainsi que nos capacités de communications complètes et nous souhaitons que ce point ressorte particulièrement sur le site.</text:p>
      <text:p text:style-name="P118">Nous disposons de plusieurs collaborateurs et actionnaires que nous aimerions rendre visible sur notre communication en ligne.</text:p>
      <text:p text:style-name="P118"/>
      <text:p text:style-name="P118"/>
      <text:p text:style-name="P131">4 PRECISION FONCTIONNELLES</text:p>
      <text:p text:style-name="P131"/>
      <text:p text:style-name="P130">4.1 CONTENU ET ARBORESCENCE</text:p>
      <text:p text:style-name="P130"/>
      <text:p text:style-name="P130"/>
      <table:table table:name="Tableau2" table:style-name="Tableau2">
        <table:table-column table:style-name="Tableau2.A"/>
        <table:table-column table:style-name="Tableau2.B"/>
        <table:table-row>
          <table:table-cell table:style-name="Tableau2.A1" office:value-type="string">
            <text:p text:style-name="P75">Accueil</text:p>
          </table:table-cell>
          <table:table-cell table:style-name="Tableau2.B1" office:value-type="string">
            <text:p text:style-name="P93">Explications du site et de ses nombreuses fonctionnalités disponibles.</text:p>
          </table:table-cell>
        </table:table-row>
        <table:table-row>
          <table:table-cell table:style-name="Tableau2.A2" office:value-type="string">
            <text:p text:style-name="P75">Nous contacter</text:p>
          </table:table-cell>
          <table:table-cell table:style-name="Tableau2.B2" office:value-type="string">
            <text:p text:style-name="P94">Toute les informations disponibles sur l’entreprise (numéro de téléphone, adresse, mail…).</text:p>
          </table:table-cell>
        </table:table-row>
        <table:table-row>
          <table:table-cell table:style-name="Tableau2.A2" office:value-type="string">
            <text:p text:style-name="P75">Pages à la mode</text:p>
          </table:table-cell>
          <table:table-cell table:style-name="Tableau2.B2" office:value-type="string">
            <text:p text:style-name="P96">Liste des pages à la mode (les plus consultées) disponibles sur notre site.</text:p>
          </table:table-cell>
        </table:table-row>
        <table:table-row>
          <table:table-cell table:style-name="Tableau2.A2" office:value-type="string">
            <text:p text:style-name="P75">Catégories</text:p>
          </table:table-cell>
          <table:table-cell table:style-name="Tableau2.B2" office:value-type="string">
            <text:p text:style-name="P96">Liste de toutes les catégories disponibles sur notre site (ex : actualité, jeux vidéos…).</text:p>
          </table:table-cell>
        </table:table-row>
        <table:table-row>
          <table:table-cell table:style-name="Tableau2.A2" office:value-type="string">
            <text:p text:style-name="P75">Nos partenaires</text:p>
          </table:table-cell>
          <table:table-cell table:style-name="Tableau2.B2" office:value-type="string">
            <text:p text:style-name="P97">Liste de nos partenaires.</text:p>
          </table:table-cell>
        </table:table-row>
        <table:table-row>
          <table:table-cell table:style-name="Tableau2.A2" office:value-type="string">
            <text:p text:style-name="P75">Nos actionnaires</text:p>
          </table:table-cell>
          <table:table-cell table:style-name="Tableau2.B2" office:value-type="string">
            <text:p text:style-name="P97">Listes de nos actionnaires.</text:p>
          </table:table-cell>
        </table:table-row>
        <table:table-row>
          <table:table-cell table:style-name="Tableau2.A2" office:value-type="string">
            <text:p text:style-name="P75">À propos</text:p>
          </table:table-cell>
          <table:table-cell table:style-name="Tableau2.B2" office:value-type="string">
            <text:p text:style-name="P95">Présentation de l’entreprise, son histoire, pourquoi ce site...</text:p>
          </table:table-cell>
        </table:table-row>
      </table:table>
      <text:p text:style-name="P119"/>
      <text:p text:style-name="P119"/>
      <text:p text:style-name="P79"><text:span text:style-name="T16">4.</text:span><text:span text:style-name="T10">2 FONCTIONS DU SITE</text:span></text:p>
      <text:p text:style-name="P120"/>
      <table:table table:name="Tableau3" table:style-name="Tableau3">
        <table:table-column table:style-name="Tableau3.A" table:number-columns-repeated="3"/>
        <table:table-row>
          <table:table-cell table:style-name="Tableau3.A1" office:value-type="string">
            <text:p text:style-name="P11">TITRE</text:p>
          </table:table-cell>
          <table:table-cell table:style-name="Tableau3.A1" office:value-type="string">
            <text:p text:style-name="P11">DESCRIPTION</text:p>
          </table:table-cell>
          <table:table-cell table:style-name="Tableau3.C1" office:value-type="string">
            <text:p text:style-name="P11">LANCEMENT</text:p>
          </table:table-cell>
        </table:table-row>
        <table:table-row>
          <table:table-cell table:style-name="Tableau3.A2" office:value-type="string">
            <text:p text:style-name="P55">La société</text:p>
          </table:table-cell>
          <table:table-cell table:style-name="Tableau3.A2" office:value-type="string">
            <text:p text:style-name="P55">Historique et coordonnées de l’entreprise</text:p>
          </table:table-cell>
          <table:table-cell table:style-name="Tableau3.C2" office:value-type="string">
            <text:p text:style-name="P55">Printemps 2024</text:p>
          </table:table-cell>
        </table:table-row>
        <table:table-row>
          <table:table-cell table:style-name="Tableau3.A2" office:value-type="string">
            <text:p text:style-name="P55">Son réseaux de distribution</text:p>
          </table:table-cell>
          <table:table-cell table:style-name="Tableau3.A2" office:value-type="string">
            <text:p text:style-name="P55">Recherche géographique, coordonnées des collaborateurs ainsi que leur site web</text:p>
          </table:table-cell>
          <table:table-cell table:style-name="Tableau3.C2" office:value-type="string">
            <text:p text:style-name="P55">Printemps 2024</text:p>
          </table:table-cell>
        </table:table-row>
        <table:table-row>
          <table:table-cell table:style-name="Tableau3.A2" office:value-type="string">
            <text:p text:style-name="P55">Catégories</text:p>
          </table:table-cell>
          <table:table-cell table:style-name="Tableau3.A2" office:value-type="string">
            <text:p text:style-name="P55">Différentes catégories disponibles</text:p>
          </table:table-cell>
          <table:table-cell table:style-name="Tableau3.C2" office:value-type="string">
            <text:p text:style-name="P55">Printemps 2024</text:p>
          </table:table-cell>
        </table:table-row>
        <text:soft-page-break/>
        <table:table-row>
          <table:table-cell table:style-name="Tableau3.A2" office:value-type="string">
            <text:p text:style-name="P55">IA</text:p>
          </table:table-cell>
          <table:table-cell table:style-name="Tableau3.A2" office:value-type="string">
            <text:p text:style-name="P55">Arrivée de l’IA sur le site</text:p>
          </table:table-cell>
          <table:table-cell table:style-name="Tableau3.C2" office:value-type="string">
            <text:p text:style-name="P55">Été 2025</text:p>
          </table:table-cell>
        </table:table-row>
        <table:table-row>
          <table:table-cell table:style-name="Tableau3.A2" office:value-type="string">
            <text:p text:style-name="P55">Participation du client</text:p>
          </table:table-cell>
          <table:table-cell table:style-name="Tableau3.A2" office:value-type="string">
            <text:p text:style-name="P55">Fonctionnalités permettant aux clients de proposer leurs idées de sites à ajoutés à l’annexe</text:p>
          </table:table-cell>
          <table:table-cell table:style-name="Tableau3.C2" office:value-type="string">
            <text:p text:style-name="P55">Été 2024</text:p>
          </table:table-cell>
        </table:table-row>
      </table:table>
      <text:p text:style-name="P120"/>
      <text:p text:style-name="P120"/>
      <text:p text:style-name="P122">Présentation de l’entreprise :</text:p>
      <text:p text:style-name="P23"><text:span text:style-name="T10">Nous voulons renforcer notre image de marque, mettre en évidence no</text:span><text:span text:style-name="T17">s compétence</text:span><text:span text:style-name="T10"> et surtout nos équipements pour la cible des grandes entreprises. C’est pourquoi nous souhaitons une visite virtuelle de nos chaînes de fabrication.</text:span></text:p>
      <text:p text:style-name="P120"/>
      <text:p text:style-name="P122">Annuaire :</text:p>
      <text:p text:style-name="P120">Le site devra comporter des informations sur l’association et intégrer l’annuaire des adhérents</text:p>
      <text:p text:style-name="P120">avec un descriptif (voir fiche type). Les adhérents pourront modifier leurs fiches en se</text:p>
      <text:p text:style-name="P120">connectant sur un espace dédié.</text:p>
      <text:p text:style-name="P120"/>
      <text:p text:style-name="P51"><text:span text:style-name="T18">Catégories</text:span><text:span text:style-name="T10"> :</text:span></text:p>
      <text:p text:style-name="P24"><text:span text:style-name="T10">Toutes les catégories de l’entreprise devrons être intégré, elle comporte plus de 30 catégories différentes, dont une nouvelle </text:span><text:span text:style-name="T19">tout les </text:span><text:span text:style-name="T20">2</text:span><text:span text:style-name="T19"> mois. </text:span><text:span text:style-name="T21">Cela devra être mis en ligne rapidement par le biais d’un tableau excel.</text:span></text:p>
      <text:p text:style-name="P120"/>
      <text:p text:style-name="P23"><text:span text:style-name="T10">Chaque </text:span><text:span text:style-name="T22">catégorie</text:span><text:span text:style-name="T10"> </text:span><text:span text:style-name="T22">contiendra une description, plusieurs sites liées à cette dernière sous la forme d’un catalogue ainsi que la liste des personnes ayant participé à l’élaboration de cette catégorie.</text:span></text:p>
      <text:p text:style-name="P120"/>
      <text:p text:style-name="P23"><text:span text:style-name="T10">Le client pourra rechercher les </text:span><text:span text:style-name="T23">sites</text:span><text:span text:style-name="T10"> par </text:span><text:span text:style-name="T23">catégorie ou bien même par mots clés à l’aide d’une barre de recherche.</text:span></text:p>
      <text:p text:style-name="P121"/>
      <text:p text:style-name="P121"/>
      <text:p text:style-name="P23"><text:span text:style-name="T23">La fiche de chaque </text:span><text:span text:style-name="T24">catégorie</text:span><text:span text:style-name="T23"> est composée des informations suivantes :</text:span></text:p>
      <text:p text:style-name="P121"/>
      <table:table table:name="Tableau4" table:style-name="Tableau4">
        <table:table-column table:style-name="Tableau4.A" table:number-columns-repeated="3"/>
        <table:table-row>
          <table:table-cell table:style-name="Tableau4.A1" office:value-type="string">
            <text:p text:style-name="P12">NOM</text:p>
          </table:table-cell>
          <table:table-cell table:style-name="Tableau4.A1" office:value-type="string">
            <text:p text:style-name="P12">TYPE</text:p>
          </table:table-cell>
          <table:table-cell table:style-name="Tableau4.C1" office:value-type="string">
            <text:p text:style-name="P12">REMARQUE</text:p>
          </table:table-cell>
        </table:table-row>
        <table:table-row>
          <table:table-cell table:style-name="Tableau4.A2" office:value-type="string">
            <text:p text:style-name="P56">Description</text:p>
          </table:table-cell>
          <table:table-cell table:style-name="Tableau4.A2" office:value-type="string">
            <text:p text:style-name="P56">Texte</text:p>
          </table:table-cell>
          <table:table-cell table:style-name="Tableau4.C2" office:value-type="string">
            <text:p text:style-name="P54"/>
          </table:table-cell>
        </table:table-row>
        <table:table-row>
          <table:table-cell table:style-name="Tableau4.A2" office:value-type="string">
            <text:p text:style-name="P56">Sites liées</text:p>
          </table:table-cell>
          <table:table-cell table:style-name="Tableau4.A2" office:value-type="string">
            <text:p text:style-name="P56">Icônes</text:p>
          </table:table-cell>
          <table:table-cell table:style-name="Tableau4.C2" office:value-type="string">
            <text:p text:style-name="P56">Un minimum de 15 icônes par catégorie.</text:p>
          </table:table-cell>
        </table:table-row>
        <table:table-row>
          <table:table-cell table:style-name="Tableau4.A2" office:value-type="string">
            <text:p text:style-name="P57">Personnels en charges de la catégorie</text:p>
          </table:table-cell>
          <table:table-cell table:style-name="Tableau4.A2" office:value-type="string">
            <text:p text:style-name="P58">Texte</text:p>
          </table:table-cell>
          <table:table-cell table:style-name="Tableau4.C2" office:value-type="string">
            <text:p text:style-name="P58">Leur information professionnels.</text:p>
          </table:table-cell>
        </table:table-row>
      </table:table>
      <text:p text:style-name="P121"/>
      <text:p text:style-name="P121"/>
      <text:p text:style-name="P121"/>
      <text:p text:style-name="P123">Information pédagogique :</text:p>
      <text:p text:style-name="P123"/>
      <text:p text:style-name="P25"><text:span text:style-name="T23">N</text:span><text:span text:style-name="T10">ous souhaitons proposer des formations en ligne sur l’utilisation d’internet et de tout outils informatiques essentiels.</text:span></text:p>
      <text:p text:style-name="P121"/>
      <text:p text:style-name="P123">Outil d’aide à la vente :</text:p>
      <text:p text:style-name="P26"><text:span text:style-name="T23">N</text:span><text:span text:style-name="T10">ous souhaitons aider les utilisateurs en difficultés à comprendre notre site via une petit vidéo explicatif du site et de ses fonctionnalités diverses.</text:span></text:p>
      <text:p text:style-name="P121"/>
      <text:p text:style-name="P123">Après-vente :</text:p>
      <text:p text:style-name="P123"/>
      <text:p text:style-name="P121"><text:soft-page-break/>Afin d’assister nos revendeurs nous souhaitons mettre à disposition les documentations</text:p>
      <text:p text:style-name="P121">d’utilisation de nos outils sur nos sites web, mais nous souhaitons connaître qui va</text:p>
      <text:p text:style-name="P121">télécharger ces documents afin de pouvoir les contacter par la suite. Nos utilisateurs internes</text:p>
      <text:p text:style-name="P121">ne sont pas des experts sur internet et la mise en ligne du document doit se limiter à un petit</text:p>
      <text:p text:style-name="P121">formulaire à remplir et un clic sur un bouton.</text:p>
      <text:p text:style-name="P121"/>
      <text:p text:style-name="P123">Actualité :</text:p>
      <text:p text:style-name="P123"/>
      <text:p text:style-name="P23">Nous souhaitons annoncer notre présence sur les salons sur la page d’accueil, il serait</text:p>
      <text:p text:style-name="P23">souhaitable que l’information disparaisse automatiquement après la date de l’évènement et</text:p>
      <text:p text:style-name="P23">nous pouvons programmer les parutions à l’avance.</text:p>
      <text:p text:style-name="P23"/>
      <text:p text:style-name="P51">Recherche :</text:p>
      <text:p text:style-name="P23"/>
      <text:p text:style-name="P23">Nous souhaitons, compte tenu du nombre de pages prévues sur notre site, un plan du site qui</text:p>
      <text:p text:style-name="P23">puisse se mettre automatiquement à jour en cas de modification dans le site, <text:span text:style-name="T28">avec sous forme de sous-catégorie, toutes les catégories disponibles sur notre site</text:span>.</text:p>
      <text:p text:style-name="P23">Notre site intégrant un nombre important de fichiers au format pdf, nous souhaitons que</text:p>
      <text:p text:style-name="P23">l’utilisateur puisse faire une recherche par mots clés sur la page d’accueil du site.</text:p>
      <text:p text:style-name="P23"/>
      <text:p text:style-name="P51">Commercial :</text:p>
      <text:p text:style-name="P23"/>
      <text:p text:style-name="P27">Nous souhaitons laisser les utilisateurs proposer leurs idées de catégories à ajouter sur le site, ainsi que les langues de traduction souhaitable.</text:p>
      <text:p text:style-name="P23">En fonction du secteur d’activité du client et de sa localisation, le contact commercial n’est pas</text:p>
      <text:p text:style-name="P23">le même, il faut un mécanisme qui permette d’orienter le client potentiel vers le bon contact <text:span text:style-name="T29">(à savoir le service le plus proche du clients, en fonction de sa localisation)</text:span>.</text:p>
      <text:p text:style-name="P23"/>
      <text:p text:style-name="P51">Zone privative :</text:p>
      <text:p text:style-name="P51"/>
      <text:p text:style-name="P23">Les clients de la société auront une zone privative sur laquelle ils trouveront <text:span text:style-name="T30">leur emploi du temps, tâches affectées, résponsables et bien plus les concernant.</text:span></text:p>
      <text:p text:style-name="P23"/>
      <text:p text:style-name="P23">Les commerciaux de l’entreprise pourront venir lors de leurs déplacements sur une zone</text:p>
      <text:p text:style-name="P23">privative du site pour imprimer les documentations commerciale<text:span text:style-name="T31">s, travailler en équipe, préparer des réunions et bien plus encore.</text:span></text:p>
      <text:p text:style-name="P23"/>
      <text:p text:style-name="P51">Fonctions futures :</text:p>
      <text:p text:style-name="P23"/>
      <text:p text:style-name="P23">Nous rajouterons dans <text:span text:style-name="T32">quelques</text:span> mois la fonction de <text:span text:style-name="T32">participation des utilisateurs</text:span> sur le site <text:span text:style-name="T32">ainsi qu’une première version des IA</text:span> donc prévoir ce<text:span text:style-name="T32">s</text:span> fonction<text:span text:style-name="T32">s</text:span> dans la conception du site afin qu’elle<text:span text:style-name="T32">s</text:span> soi<text:span text:style-name="T32">ent</text:span> activable<text:span text:style-name="T33">s</text:span> facilement.</text:p>
      <text:p text:style-name="P23"/>
      <text:p text:style-name="P23"/>
      <text:p text:style-name="P80">4.3 GESTION DU SITE WEB</text:p>
      <text:p text:style-name="P80"/>
      <text:p text:style-name="P28">Notre assistant commercial sera la personne en charge de la mise à jour du site <text:span text:style-name="T34">à l’aide</text:span> <text:span text:style-name="T34">d’</text:span>outils de mise en page web après une formation.</text:p>
      <text:p text:style-name="P28"/>
      <text:p text:style-name="P28">Nous souhaitons être indépendant pour la mise à jour de notre site, tant sur le contenu que</text:p>
      <text:p text:style-name="P28">sur l’arborescence des menus.</text:p>
      <text:p text:style-name="P28"/>
      <text:p text:style-name="P28"><text:soft-page-break/>Nous souhaitons avoir des utilisateurs qui puissent saisir des informations mais que la mise</text:p>
      <text:p text:style-name="P28">en ligne soit réalisée par une autre personne en charge de la validation du contenu <text:span text:style-name="T35">(cela concerne la fonctionnalité de participation des utilisateurs)</text:span>. En particulier la mise à jour sera réalisée par les différents responsables produits, mais la mise en ligne sera validée par le <text:span text:style-name="T36">chef de projet à la suite d’une réunion organisationnelle</text:span>.</text:p>
      <text:p text:style-name="P28"/>
      <text:p text:style-name="P28">Nous allons créer un<text:span text:style-name="T37">e première version du site</text:span> mais le contenu peut évoluer dans le temps <text:span text:style-name="T37">en fonction des fonctionnalités et catégories à ajouter.</text:span></text:p>
      <text:p text:style-name="P28"/>
      <text:p text:style-name="P28">Nous souhaitons également pouvoir faire évoluer la fiche descriptive (ajout ou suppression de</text:p>
      <text:p text:style-name="P28">rubriques).</text:p>
      <text:p text:style-name="P28"/>
      <text:p text:style-name="P28"/>
      <text:p text:style-name="P70">5 LE ROLE DU PRSTATAIRE</text:p>
      <text:p text:style-name="P81"/>
      <text:p text:style-name="P81">5.1 LA CONCEPTION GPRAHIQUE – COMMUNICATION</text:p>
      <text:p text:style-name="P81"/>
      <text:p text:style-name="P29">Nous souhaitons que ce site dispose d’un aspect assez moderne, aux couleurs de l’entreprise <text:span text:style-name="T38">(j</text:span><text:span text:style-name="T39">aune</text:span><text:span text:style-name="T38"> et blanc)</text:span>.</text:p>
      <text:p text:style-name="P29"/>
      <text:p text:style-name="P29">Notre logo devra être affiché au moins sur la page d’accueil du site.</text:p>
      <text:p text:style-name="P29"/>
      <text:p text:style-name="P30">Nous aimerions avoir un logo propre au site, pas forcément celui de l’entreprise.</text:p>
      <text:p text:style-name="P30"/>
      <text:p text:style-name="P31">Nous aimerions disposer plusieurs bannière publicitaires sur le site.</text:p>
      <text:p text:style-name="P31"/>
      <text:p text:style-name="P32">Plusieurs affiches pourrons être élaborer pour présenter le projet en en faire la publicité.</text:p>
      <text:p text:style-name="P32"/>
      <text:p text:style-name="P32"/>
      <text:p text:style-name="P82">5.2 DEPOT DE NOM DE DOMAINE</text:p>
      <text:p text:style-name="P82"/>
      <text:p text:style-name="P33">Le prestataire devra déposer le nom de domaine <text:a xlink:type="simple" xlink:href="http://www.findmyway.fr/" text:style-name="Internet_20_link" text:visited-style-name="Visited_20_Internet_20_Link"><text:span text:style-name="T40">www.findmyway.fr</text:span></text:a> auprès d’un</text:p>
      <text:p text:style-name="P33">organisme compétent au nom de notre société.</text:p>
      <text:p text:style-name="P33"/>
      <text:p text:style-name="P34">Les noms de domaines suivants seront également réservés afin d’éviter toute copie du site :</text:p>
      <text:p text:style-name="P34"/>
      <text:p text:style-name="P34"><text:a xlink:type="simple" xlink:href="http://www.FindMyWay.fr/" text:style-name="Internet_20_link" text:visited-style-name="Visited_20_Internet_20_Link">www.FindMyWay.fr</text:a></text:p>
      <text:p text:style-name="P34"><text:a xlink:type="simple" xlink:href="http://www.findmyway.com/" text:style-name="Internet_20_link" text:visited-style-name="Visited_20_Internet_20_Link">www.findmyway.com</text:a></text:p>
      <text:p text:style-name="P34"><text:a xlink:type="simple" xlink:href="http://www.FindMyWay.com/" text:style-name="Internet_20_link" text:visited-style-name="Visited_20_Internet_20_Link">www.FindMyWay.com</text:a></text:p>
      <text:p text:style-name="P34"><text:a xlink:type="simple" xlink:href="http://www.find-my-way.fr/" text:style-name="Internet_20_link" text:visited-style-name="Visited_20_Internet_20_Link">www.find-my-way.fr</text:a></text:p>
      <text:p text:style-name="P34"><text:a xlink:type="simple" xlink:href="http://www.find-my-way.com/" text:style-name="Internet_20_link" text:visited-style-name="Visited_20_Internet_20_Link">www.find-my-way.com</text:a></text:p>
      <text:p text:style-name="P34"/>
      <text:p text:style-name="P34"/>
      <text:p text:style-name="P83">5.3 REDACTION DE CONTENU</text:p>
      <text:p text:style-name="P83"/>
      <text:p text:style-name="P35">Le prestataire devra faire une proposition de prestation de service de rédaction pour rédiger convenablement tout le contenu du site. <text:span text:style-name="T41">Cela fera ainsi partie des coûts de c</text:span><text:span text:style-name="T42">o</text:span><text:span text:style-name="T41">llaboration du site. </text:span><text:span text:style-name="T43">Notre prestataire en charge de la rédaction aura ainsi un délai équivalent au délai de développement du site pour élaborer la rédaction du site. </text:span><text:span text:style-name="T44">Le chef de projet l’aidera à définir les contenu de ces rédaction. </text:span><text:span text:style-name="T45">Le prestataire prendra également en charge la traduction des pages pour chaque langue disponibles sur le site.</text:span></text:p>
      <text:p text:style-name="P35"><text:soft-page-break/></text:p>
      <text:p text:style-name="P35"/>
      <text:p text:style-name="P84">5.4 FOURNITURES DIVERSES</text:p>
      <text:p text:style-name="P84"/>
      <text:p text:style-name="P36">Nous pouvons fournir les éléments suivants :</text:p>
      <text:p text:style-name="P36"/>
      <text:p text:style-name="P36">-Logo de l’entreprise</text:p>
      <text:p text:style-name="P36">-<text:span text:style-name="T46">I</text:span>nformations sur le personnel volontaire</text:p>
      <text:p text:style-name="P36">-<text:span text:style-name="T46">P</text:span>hotos de l’équipe et du personnel volontaire</text:p>
      <text:p text:style-name="P36">-<text:span text:style-name="T46">P</text:span>hoto du siège social de l’entreprise</text:p>
      <text:p text:style-name="P36">-<text:span text:style-name="T46">Logo des entreprises collaboratrices et actionnaires</text:span></text:p>
      <text:p text:style-name="P36">-<text:span text:style-name="T46">Photos des responsables du projet</text:span></text:p>
      <text:p text:style-name="P36"/>
      <text:p text:style-name="P36"/>
      <text:p text:style-name="P85">5.5 HEBERGEMENT</text:p>
      <text:p text:style-name="P85"/>
      <text:p text:style-name="P37">Le prestataire devra proposer une solution d’hébergement mutualisé, avec un potentiel hébergement dédié à l’avenir en fonction de l’état de développement du projet. <text:span text:style-name="T47">Les coûts d’hébergement et d’entretiens du flux ont été établie à l’avance par les responsables de projet. </text:span><text:span text:style-name="T48">Le site utilisera son nom de domaine pour la messagerie, or le service de messagerie ne sera pas intégré directement dans cette offre, mais l</text:span><text:span text:style-name="T49">a description de l’</text:span><text:span text:style-name="T48">adresse mail le sera.</text:span></text:p>
      <text:p text:style-name="P37"/>
      <text:p text:style-name="P37"/>
      <text:p text:style-name="P86">5.6 FORMATION</text:p>
      <text:p text:style-name="P133"/>
      <text:p text:style-name="P134">Nous souhaitons être formé pour la gestion du site, notamment sur l’aspect commercial, publicitaire et également sur le domaine des IA, composant ainsi les points les plus important de nos futures fonctionnalités à développer.</text:p>
      <text:p text:style-name="P134"/>
      <text:p text:style-name="P134"/>
      <text:p text:style-name="P87">5.7 ASSISTANCE ET MAINTENANCE</text:p>
      <text:p text:style-name="P52"/>
      <text:p text:style-name="P38">Le prestataire proposera un budget de maintenance prédéfini à l’avance permettant une maintenant correcte du site et des mises à jour le concernant. <text:span text:style-name="T50">Nous ferons ainsi appel à une personne pouvant faire le support technique de nos utilisateurs en cas de problème d’utilisation de l’outil de mise à jour ou autre problème constatable, permettant de le reporter auprès des développeurs, afin de regler ces problèmes au plus vite.</text:span></text:p>
      <text:p text:style-name="P38"/>
      <text:p text:style-name="P76"/>
      <text:p text:style-name="P88">5.8 PROMOTION ET REFERENCEMENT</text:p>
      <text:p text:style-name="P88"/>
      <text:p text:style-name="P39">Le prestataire devra installer les modules, fichiers et scripts nécessaires pour le référencement et la mesure de trafic. Il devra si nécessaire créer des comptes pour la mesure de trafic et les consoles de pilotage des moteurs de recherche. Le prestataire devra nous fournir ces comptes qui devront être indépendants de ses comptes personnels <text:span text:style-name="T51">afin de permettre une gestions stable et durable du site</text:span>.</text:p>
      <text:p text:style-name="P39"/>
      <text:p text:style-name="P39">Nous souhaitons rapidement que notre site soit visible <text:span text:style-name="T52">à l’international, notamment en Amérique</text:span> car nous avons un développement important prévu sur cette zone.</text:p>
      <text:p text:style-name="P39"/>
      <text:p text:style-name="P39">Nous souhaitons être accompagner lors du lancement de notre nouveau site sur la rédaction</text:p>
      <text:p text:style-name="P39">de nos fiches <text:span text:style-name="T53">techniques</text:span> et travailler avec un prestataire pour optimiser notre visibilité sur les</text:p>
      <text:p text:style-name="P39"><text:soft-page-break/>objectifs ci-dessous :</text:p>
      <text:p text:style-name="P39"/>
      <text:p text:style-name="P39">-Nous souhaitons cibler le<text:span text:style-name="T53">s personnes âgées</text:span> en France <text:span text:style-name="T53">et à l’international</text:span>.</text:p>
      <text:p text:style-name="P39"/>
      <text:p text:style-name="P39">-Notre offre est <text:span text:style-name="T53">national pour le moment</text:span>, mais nous souhaitons nous développer <text:span text:style-name="T53">à l’international, avec si possible une offre unique pour chaque pays </text:span><text:span text:style-name="T54">en fonction des ressources de ces dernier</text:span><text:span text:style-name="T53">.</text:span></text:p>
      <text:p text:style-name="P39"/>
      <text:p text:style-name="P39">-Les visiteurs de notre site utilisent plus particulièrement les références de nos <text:span text:style-name="T55">site</text:span> <text:span text:style-name="T55">pour faire du bouche à oreille.</text:span></text:p>
      <text:p text:style-name="P39"/>
      <text:p text:style-name="P39"/>
      <text:p text:style-name="P89">5.9 ANALYSE DU TRAFIC</text:p>
      <text:p text:style-name="P89"/>
      <text:p text:style-name="P40">Nous souhaitons connaître le nombre de visite sur le site par semaine afin de mieux cerner notre taux de popularité et notre taux de fréquentation moyenne.</text:p>
      <text:p text:style-name="P40"/>
      <text:p text:style-name="P41">Nous souhaitons également évaluer les fonctionnalités les plus adéquates à notre site et pour qu’elle autre cible (autre que les personnes âgées).</text:p>
      <text:p text:style-name="P41"/>
      <text:p text:style-name="P42">Nous souhaitons connaître notre impact publicitaire sur le marché <text:span text:style-name="T56">(National et International).</text:span></text:p>
      <text:p text:style-name="P42"/>
      <text:p text:style-name="P43">Nous souhaitons connaître certaine informations sur nos clients notamment leur préférence (si possible non disponibles sur le site afin de potentiellement les rajouter en tant que nouvelles fonctionnalités).</text:p>
      <text:p text:style-name="P43"/>
      <text:p text:style-name="P44">Nous souhaitons suivre nos chiffres concernant nos diverses campagnes, notamment le nombre de personnes touchées par ces campagnes.</text:p>
      <text:p text:style-name="P44"/>
      <text:p text:style-name="P44"/>
      <text:p text:style-name="P90">5.10 SECURITE</text:p>
      <text:p text:style-name="P90"/>
      <text:p text:style-name="P45">Le prestataire garantira une protection optimale des serveurs, des données personnelles ainsi que la consultation global du site. Des sauvegarde seront ainsi faite régulièrement pour éviter toute perte de données et problèmes en tout genre et un service de sécurité sera mis en place pour éviter tout débordement <text:span text:style-name="T57">dans nos système informatique.</text:span></text:p>
      <text:p text:style-name="P45"/>
      <text:p text:style-name="P45"/>
      <text:p text:style-name="P91">5.11 OPTIONS</text:p>
      <text:p text:style-name="P91"/>
      <text:p text:style-name="P46">Ce document résume les demandes et objectifs de l’entreprise, mais le prestataire est libre de proposer des idées, des offres complémentaires dans la mesure où elles contribuent à l’amélioration ou à la réussite du projet.</text:p>
      <text:p text:style-name="P46"/>
      <text:p text:style-name="P46"/>
      <text:p text:style-name="P46"/>
      <text:p text:style-name="P71">6 LES LIVRABLES ATTENDUS</text:p>
      <text:p text:style-name="P71"/>
      <text:p text:style-name="P47">Le prestataire devra fournir dans sa proposition :</text:p>
      <text:p text:style-name="P47"/>
      <text:p text:style-name="P47"><text:tab/>-un planning de réalisation et les étapes de validation</text:p>
      <text:p text:style-name="P47"/>
      <text:p text:style-name="P47"><text:soft-page-break/><text:tab/>-un descriptif précis des prestations</text:p>
      <text:p text:style-name="P47"/>
      <text:p text:style-name="P47"><text:tab/>-le nom d<text:span text:style-name="T58">es différents responsables du projet</text:span></text:p>
      <text:p text:style-name="P47"/>
      <text:p text:style-name="P47"><text:tab/>-la liste des différents intervenants <text:span text:style-name="T59">intermédiaires </text:span>sur le projet <text:span text:style-name="T59">(intervenants extérieur, <text:tab/>collaborateur, actionnaires…)</text:span></text:p>
      <text:p text:style-name="P47"/>
      <text:p text:style-name="P47"><text:tab/>-un contrat indiquant précisément les obligations et droit de chacun<text:span text:style-name="T60">e des personnes en <text:tab/>charges du projet</text:span></text:p>
      <text:p text:style-name="P47"/>
      <text:p text:style-name="P47"><text:tab/>-l’organisation qu’il mettra en place pour assurer la conception et réalisation du site web</text:p>
      <text:p text:style-name="P47"/>
      <text:p text:style-name="P47"><text:tab/>-<text:span text:style-name="T61">les informations complémentaires potentiellement oubli</text:span><text:span text:style-name="T63">ées</text:span><text:span text:style-name="T61"> lors de l’élaboration du </text:span><text:span text:style-name="T62">projet</text:span></text:p>
      <text:p text:style-name="P47"/>
      <text:p text:style-name="P47"/>
      <text:p text:style-name="P48">A la recette du site :</text:p>
      <text:p text:style-name="P48"/>
      <text:p text:style-name="P48"><text:tab/>-un document décrivant le fonctionnement du site et son</text:p>
      <text:p text:style-name="P48"><text:tab/>hébergement</text:p>
      <text:p text:style-name="P48"/>
      <text:p text:style-name="P48"><text:tab/>-les adresses et codes permettant son administration ainsi que ceux</text:p>
      <text:p text:style-name="P48"><text:tab/>des plateformes de mise à jour.</text:p>
      <text:p text:style-name="P48"/>
      <text:p text:style-name="P48"><text:tab/>-<text:span text:style-name="T64">les informations concernant nos démarches publicitaires (toutes informations utiles et <text:tab/>nécessaires).</text:span></text:p>
      <text:p text:style-name="P48"/>
      <text:p text:style-name="P48"/>
      <text:p text:style-name="P72">7 CRITERE DE SELECTION DE PRESTATAIRES</text:p>
      <text:p text:style-name="P72"/>
      <text:p text:style-name="P49">La date de remise des offres est le <text:span text:style-name="T65">05/05/2024</text:span>, nous nous engageons à fournir</text:p>
      <text:p text:style-name="P49">une réponse sur le ou les dossiers sélectionnés le <text:span text:style-name="T65">10/05/2024</text:span> pour un choix</text:p>
      <text:p text:style-name="P49">final le <text:span text:style-name="T65">17/05/2024</text:span>.</text:p>
      <text:p text:style-name="P49"/>
      <text:p text:style-name="P50">La réponse chiffrée est attendue le <text:span text:style-name="T66">10/05/2024</text:span> pour une première évaluation semaine <text:span text:style-name="T66">15</text:span>, nous</text:p>
      <text:p text:style-name="P49">convoquerons les <text:span text:style-name="T66">cinq</text:span> sociétés ayant le mieux répondu à nos attentes pour une présentation et</text:p>
      <text:p text:style-name="P49">présenter des réponses aux questions en attente. Le choix final aura lieu le <text:span text:style-name="T66">17/05/2024</text:span> pour</text:p>
      <text:p text:style-name="P49">une livraison le <text:span text:style-name="T66">01/06/2024.</text:span></text:p>
      <text:p text:style-name="P49"/>
      <text:p text:style-name="P49">Les critères de sélection des prestataires seront :</text:p>
      <text:p text:style-name="P49">- La compréhension et le respect du cahier des charges</text:p>
      <text:p text:style-name="P49">- La compétence en <text:span text:style-name="T67">informatique</text:span></text:p>
      <text:p text:style-name="P49">- Les références sur des projets similaires</text:p>
      <text:p text:style-name="P49">- L’organisation de projet proposée</text:p>
      <text:p text:style-name="P49">- La qualité de la réponse</text:p>
      <text:p text:style-name="P49">- La proximité</text:p>
      <text:p text:style-name="P49">- La largeur de l’offre proposée</text:p>
      <text:p text:style-name="P49">- Le respect du budget alloué ou le prix</text:p>
      <text:p text:style-name="P49">- Le respect du délai de <text:span text:style-name="T67">développement</text:span></text:p>
      <text:p text:style-name="P49">- La pérennité de la société et des solutions proposées</text:p>
      <text:p text:style-name="P49">- L’implication ressentie et les idées apportées</text:p>
      <text:p text:style-name="P49">-<text:span text:style-name="T67">le respect des règles liées au projet</text:span></text:p>
      <text:p text:style-name="P49"/>
      <text:p text:style-name="P49"><text:soft-page-break/>Une présentation des offres retenues est prévue le <text:span text:style-name="T68">05/05/2024</text:span>, les horaires seront proposés</text:p>
      <text:p text:style-name="P49">ultérieurement.</text:p>
      <text:p text:style-name="P73">8 REMARQUES COMPLEMENTAIRES</text:p>
      <text:p text:style-name="P73"/>
      <text:p text:style-name="P92">8.1 GRILLE D’OFFRE DE PRIX</text:p>
      <text:p text:style-name="P92"/>
      <text:p text:style-name="P53">Année 1 :</text:p>
      <text:p text:style-name="P53"/>
      <table:table table:name="Tableau5" table:style-name="Tableau5">
        <table:table-column table:style-name="Tableau5.A" table:number-columns-repeated="3"/>
        <table:table-row>
          <table:table-cell table:style-name="Tableau5.A1" office:value-type="string">
            <text:p text:style-name="P13">OBJET</text:p>
          </table:table-cell>
          <table:table-cell table:style-name="Tableau5.A1" office:value-type="string">
            <text:p text:style-name="P13">MONTANT HT EN EUROS</text:p>
          </table:table-cell>
          <table:table-cell table:style-name="Tableau5.C1" office:value-type="string">
            <text:p text:style-name="P13">PRÉCISIONS SUR LE TRAVAIL RÉALISÉ, TEMPS PASSÉ...</text:p>
          </table:table-cell>
        </table:table-row>
        <table:table-row>
          <table:table-cell table:style-name="Tableau5.A2" office:value-type="string">
            <text:p text:style-name="P59">Gestion de projet</text:p>
          </table:table-cell>
          <table:table-cell table:style-name="Tableau5.A2" office:value-type="string">
            <text:p text:style-name="P60">5 000</text:p>
          </table:table-cell>
          <table:table-cell table:style-name="Tableau5.C2" office:value-type="string">
            <text:p text:style-name="P61">Gestion global du projet (ex : développement du site…) | 50h de travail</text:p>
          </table:table-cell>
        </table:table-row>
        <table:table-row>
          <table:table-cell table:style-name="Tableau5.A2" office:value-type="string">
            <text:p text:style-name="P59">Création de la charte graphique</text:p>
          </table:table-cell>
          <table:table-cell table:style-name="Tableau5.A2" office:value-type="string">
            <text:p text:style-name="P60">2 000</text:p>
          </table:table-cell>
          <table:table-cell table:style-name="Tableau5.C2" office:value-type="string">
            <text:p text:style-name="P61">Création de la charte graphique du site | 20h de travail</text:p>
          </table:table-cell>
        </table:table-row>
        <table:table-row>
          <table:table-cell table:style-name="Tableau5.A2" office:value-type="string">
            <text:p text:style-name="P59">Achats d’art</text:p>
          </table:table-cell>
          <table:table-cell table:style-name="Tableau5.A2" office:value-type="string">
            <text:p text:style-name="P60">3 000</text:p>
          </table:table-cell>
          <table:table-cell table:style-name="Tableau5.C2" office:value-type="string">
            <text:p text:style-name="P61">Achats d’image pouvant être ajoutées au site | 10h de travail</text:p>
          </table:table-cell>
        </table:table-row>
        <table:table-row>
          <table:table-cell table:style-name="Tableau5.A2" office:value-type="string">
            <text:p text:style-name="P59">Intégration IA</text:p>
          </table:table-cell>
          <table:table-cell table:style-name="Tableau5.A2" office:value-type="string">
            <text:p text:style-name="P60">5 000</text:p>
          </table:table-cell>
          <table:table-cell table:style-name="Tableau5.C2" office:value-type="string">
            <text:p text:style-name="P61">Développement d’IA pouvant être ajoutées au site | 150h de travail</text:p>
          </table:table-cell>
        </table:table-row>
        <table:table-row>
          <table:table-cell table:style-name="Tableau5.A2" office:value-type="string">
            <text:p text:style-name="P59">Saisie de données / traductions</text:p>
          </table:table-cell>
          <table:table-cell table:style-name="Tableau5.A2" office:value-type="string">
            <text:p text:style-name="P60">15 000</text:p>
          </table:table-cell>
          <table:table-cell table:style-name="Tableau5.C2" office:value-type="string">
            <text:p text:style-name="P62">Saisie de toute les données nécessaires au site ainsi que la traduction des pages | 50h de travail</text:p>
          </table:table-cell>
        </table:table-row>
        <table:table-row>
          <table:table-cell table:style-name="Tableau5.A2" office:value-type="string">
            <text:p text:style-name="P59">Logiciel CMS</text:p>
          </table:table-cell>
          <table:table-cell table:style-name="Tableau5.A2" office:value-type="string">
            <text:p text:style-name="P60">10 000</text:p>
          </table:table-cell>
          <table:table-cell table:style-name="Tableau5.C2" office:value-type="string">
            <text:p text:style-name="P63">Mise en place d’un logiciel CMS | 30h de travail</text:p>
          </table:table-cell>
        </table:table-row>
        <table:table-row>
          <table:table-cell table:style-name="Tableau5.A2" office:value-type="string">
            <text:p text:style-name="P59">Formation</text:p>
          </table:table-cell>
          <table:table-cell table:style-name="Tableau5.A2" office:value-type="string">
            <text:p text:style-name="P60">10 000</text:p>
          </table:table-cell>
          <table:table-cell table:style-name="Tableau5.C2" office:value-type="string">
            <text:p text:style-name="P63">Formations du personnel | <text:span text:style-name="T69">pas de temps de travail prédéfini</text:span></text:p>
          </table:table-cell>
        </table:table-row>
        <table:table-row>
          <table:table-cell table:style-name="Tableau5.A2" office:value-type="string">
            <text:p text:style-name="P59">Hébergement</text:p>
          </table:table-cell>
          <table:table-cell table:style-name="Tableau5.A2" office:value-type="string">
            <text:p text:style-name="P60">10 000</text:p>
          </table:table-cell>
          <table:table-cell table:style-name="Tableau5.C2" office:value-type="string">
            <text:p text:style-name="P64">Hébergement du site web | <text:span text:style-name="T69">pas de temps de travail prédéfini</text:span></text:p>
          </table:table-cell>
        </table:table-row>
        <table:table-row>
          <table:table-cell table:style-name="Tableau5.A2" office:value-type="string">
            <text:p text:style-name="P59">Assistance aux utilisateurs</text:p>
          </table:table-cell>
          <table:table-cell table:style-name="Tableau5.A2" office:value-type="string">
            <text:p text:style-name="P60">5 000</text:p>
          </table:table-cell>
          <table:table-cell table:style-name="Tableau5.C2" office:value-type="string">
            <text:p text:style-name="P65">Assistance aux utilisateurs en difficultés avec le site | temps variable en fonction de la demande</text:p>
          </table:table-cell>
        </table:table-row>
        <table:table-row>
          <table:table-cell table:style-name="Tableau5.A2" office:value-type="string">
            <text:p text:style-name="P59">Maintenance préventive</text:p>
          </table:table-cell>
          <table:table-cell table:style-name="Tableau5.A2" office:value-type="string">
            <text:p text:style-name="P60">10 000</text:p>
          </table:table-cell>
          <table:table-cell table:style-name="Tableau5.C2" office:value-type="string">
            <text:p text:style-name="P66">Maintenant préventive du site | 50h après chaque nouvelle mis<text:span text:style-name="T70">es</text:span> à jour</text:p>
          </table:table-cell>
        </table:table-row>
        <table:table-row>
          <table:table-cell table:style-name="Tableau5.A2" office:value-type="string">
            <text:p text:style-name="P14">Total HT</text:p>
          </table:table-cell>
          <table:table-cell table:style-name="Tableau5.A2" office:value-type="string">
            <text:p text:style-name="P61">75 000</text:p>
          </table:table-cell>
          <table:table-cell table:style-name="Tableau5.C2" office:value-type="string">
            <text:p text:style-name="P54"/>
          </table:table-cell>
        </table:table-row>
        <table:table-row>
          <table:table-cell table:style-name="Tableau5.A2" office:value-type="string">
            <text:p text:style-name="P14">Total TTC</text:p>
          </table:table-cell>
          <table:table-cell table:style-name="Tableau5.A2" office:value-type="string">
            <text:p text:style-name="P61">90 000</text:p>
          </table:table-cell>
          <table:table-cell table:style-name="Tableau5.C2" office:value-type="string">
            <text:p text:style-name="P54"/>
          </table:table-cell>
        </table:table-row>
      </table:table>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5T11:23:40.953766266</meta:creation-date>
    <dc:date>2024-05-05T15:01:17.181530250</dc:date>
    <meta:editing-duration>PT3H35M26S</meta:editing-duration>
    <meta:editing-cycles>186</meta:editing-cycles>
    <meta:generator>LibreOffice/7.3.7.2$Linux_X86_64 LibreOffice_project/30$Build-2</meta:generator>
    <meta:document-statistic meta:table-count="5" meta:image-count="0" meta:object-count="0" meta:page-count="13" meta:paragraph-count="315" meta:word-count="3767" meta:character-count="27419" meta:non-whitespace-character-count="23881"/>
  </office:meta>
</office:document-meta>
</file>